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AVG #rounds" table:style-name="ta1">
        <table:shapes>
          <draw:frame draw:z-index="0" draw:style-name="gr1" svg:width="6.2984in" svg:height="3.5425in" svg:x="0.1193in" svg:y="1.4898in">
            <draw:object draw:notify-on-update-of-ranges="'AVG #rounds'.A3:'AVG #rounds'.A7 'AVG #rounds'.B2:'AVG #rounds'.B2 'AVG #rounds'.B3:'AVG #rounds'.B7 'AVG #rounds'.C2:'AVG #rounds'.C2 'AVG #rounds'.C3:'AVG #rounds'.C7 'AVG #rounds'.D2:'AVG #rounds'.D2 'AVG #rounds'.D3:'AVG #rounds'.D7 'AVG #rounds'.E2:'AVG #rounds'.E2 'AVG #rounds'.E3:'AVG #rounds'.E7 'AVG #rounds'.F2:'AVG #rounds'.F2 'AVG #rounds'.F3:'AVG #rounds'.F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AVG #rounds</text:p>
          </table:table-cell>
          <table:table-cell table:style-name="ce2" office:value-type="string" table:number-columns-spanned="6" table:number-rows-spanned="1">
            <text:p>AI Level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/>
        </table:table-row>
        <table:table-row table:style-name="ro1">
          <table:table-cell table:style-name="ce1" office:value-type="string">
            <text:p>2 Players</text:p>
          </table:table-cell>
          <table:table-cell table:number-matrix-columns-spanned="1" table:number-matrix-rows-spanned="1" table:formula="of:=['# rounds'.B25]" office:value-type="float" office:value="5.71566">
            <text:p>5.71566</text:p>
          </table:table-cell>
          <table:table-cell table:number-matrix-columns-spanned="1" table:number-matrix-rows-spanned="1" table:formula="of:=['# rounds'.C25]" office:value-type="float" office:value="4.44022">
            <text:p>4.44022</text:p>
          </table:table-cell>
          <table:table-cell table:number-matrix-columns-spanned="1" table:number-matrix-rows-spanned="1" table:formula="of:=['# rounds'.D25]" office:value-type="float" office:value="5.70772">
            <text:p>5.70772</text:p>
          </table:table-cell>
          <table:table-cell table:number-matrix-columns-spanned="1" table:number-matrix-rows-spanned="1" table:formula="of:=['# rounds'.E25]" office:value-type="float" office:value="5.71709">
            <text:p>5.71709</text:p>
          </table:table-cell>
          <table:table-cell table:number-matrix-columns-spanned="1" table:number-matrix-rows-spanned="1" table:formula="of:=['# rounds'.F25]" office:value-type="float" office:value="4.46627">
            <text:p>4.46627</text:p>
          </table:table-cell>
          <table:table-cell/>
        </table:table-row>
        <table:table-row table:style-name="ro1">
          <table:table-cell office:value-type="string">
            <text:p>3 Players</text:p>
          </table:table-cell>
          <table:table-cell table:number-matrix-columns-spanned="1" table:number-matrix-rows-spanned="1" table:formula="of:=['# rounds'.G25]" office:value-type="float" office:value="7.2536">
            <text:p>7.2536</text:p>
          </table:table-cell>
          <table:table-cell table:number-matrix-columns-spanned="1" table:number-matrix-rows-spanned="1" table:formula="of:=['# rounds'.H25]" office:value-type="float" office:value="7.21549">
            <text:p>7.21549</text:p>
          </table:table-cell>
          <table:table-cell table:number-matrix-columns-spanned="1" table:number-matrix-rows-spanned="1" table:formula="of:=['# rounds'.I25]" office:value-type="float" office:value="5.90828">
            <text:p>5.90828</text:p>
          </table:table-cell>
          <table:table-cell table:number-matrix-columns-spanned="1" table:number-matrix-rows-spanned="1" table:formula="of:=['# rounds'.J25]" office:value-type="float" office:value="5.89887">
            <text:p>5.89887</text:p>
          </table:table-cell>
          <table:table-cell table:number-matrix-columns-spanned="1" table:number-matrix-rows-spanned="1" table:formula="of:=['# rounds'.K25]" office:value-type="float" office:value="5.50611">
            <text:p>5.50611</text:p>
          </table:table-cell>
          <table:table-cell/>
        </table:table-row>
        <table:table-row table:style-name="ro1">
          <table:table-cell office:value-type="string">
            <text:p>4 Players</text:p>
          </table:table-cell>
          <table:table-cell table:number-matrix-columns-spanned="1" table:number-matrix-rows-spanned="1" table:formula="of:=['# rounds'.L25]" office:value-type="float" office:value="7.80299">
            <text:p>7.80299</text:p>
          </table:table-cell>
          <table:table-cell table:number-matrix-columns-spanned="1" table:number-matrix-rows-spanned="1" table:formula="of:=['# rounds'.M25]" office:value-type="float" office:value="7.76213">
            <text:p>7.76213</text:p>
          </table:table-cell>
          <table:table-cell table:number-matrix-columns-spanned="1" table:number-matrix-rows-spanned="1" table:formula="of:=['# rounds'.N25]" office:value-type="float" office:value="5.96859">
            <text:p>5.96859</text:p>
          </table:table-cell>
          <table:table-cell table:number-matrix-columns-spanned="1" table:number-matrix-rows-spanned="1" table:formula="of:=['# rounds'.O25]" office:value-type="float" office:value="5.58477">
            <text:p>5.58477</text:p>
          </table:table-cell>
          <table:table-cell table:number-matrix-columns-spanned="1" table:number-matrix-rows-spanned="1" table:formula="of:=['# rounds'.P25]" office:value-type="float" office:value="4.62765">
            <text:p>4.62765</text:p>
          </table:table-cell>
          <table:table-cell/>
        </table:table-row>
        <table:table-row table:style-name="ro1">
          <table:table-cell office:value-type="string">
            <text:p>5 Players</text:p>
          </table:table-cell>
          <table:table-cell table:number-matrix-columns-spanned="1" table:number-matrix-rows-spanned="1" table:formula="of:=['# rounds'.Q25]" office:value-type="float" office:value="8.21834">
            <text:p>8.21834</text:p>
          </table:table-cell>
          <table:table-cell table:number-matrix-columns-spanned="1" table:number-matrix-rows-spanned="1" table:formula="of:=['# rounds'.R25]" office:value-type="float" office:value="8.12263">
            <text:p>8.12263</text:p>
          </table:table-cell>
          <table:table-cell table:number-matrix-columns-spanned="1" table:number-matrix-rows-spanned="1" table:formula="of:=['# rounds'.S25]" office:value-type="float" office:value="6.14111">
            <text:p>6.14111</text:p>
          </table:table-cell>
          <table:table-cell table:number-matrix-columns-spanned="1" table:number-matrix-rows-spanned="1" table:formula="of:=['# rounds'.T25]" office:value-type="float" office:value="5.26826">
            <text:p>5.26826</text:p>
          </table:table-cell>
          <table:table-cell table:number-matrix-columns-spanned="1" table:number-matrix-rows-spanned="1" table:formula="of:=['# rounds'.U25]" office:value-type="float" office:value="4.41987">
            <text:p>4.41987</text:p>
          </table:table-cell>
          <table:table-cell/>
        </table:table-row>
        <table:table-row table:style-name="ro1">
          <table:table-cell office:value-type="string">
            <text:p>6 Players</text:p>
          </table:table-cell>
          <table:table-cell table:number-matrix-columns-spanned="1" table:number-matrix-rows-spanned="1" table:formula="of:=['# rounds'.V25]" office:value-type="float" office:value="8.60755">
            <text:p>8.60755</text:p>
          </table:table-cell>
          <table:table-cell table:number-matrix-columns-spanned="1" table:number-matrix-rows-spanned="1" table:formula="of:=['# rounds'.W25]" office:value-type="float" office:value="8.44651">
            <text:p>8.44651</text:p>
          </table:table-cell>
          <table:table-cell table:number-matrix-columns-spanned="1" table:number-matrix-rows-spanned="1" table:formula="of:=['# rounds'.X25]" office:value-type="float" office:value="6.24966">
            <text:p>6.24966</text:p>
          </table:table-cell>
          <table:table-cell table:number-matrix-columns-spanned="1" table:number-matrix-rows-spanned="1" table:formula="of:=['# rounds'.Y25]" office:value-type="float" office:value="5.01052">
            <text:p>5.01052</text:p>
          </table:table-cell>
          <table:table-cell table:number-matrix-columns-spanned="1" table:number-matrix-rows-spanned="1" table:formula="of:=['# rounds'.Z25]" office:value-type="float" office:value="4.2097">
            <text:p>4.2097</text:p>
          </table:table-cell>
          <table:table-cell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2"/>
          <table:table-cell table:number-columns-repeated="6"/>
        </table:table-row>
      </table:table>
      <table:table table:name="# rounds" table:style-name="ta1">
        <table:shapes>
          <draw:frame draw:z-index="0" draw:style-name="gr1" svg:width="6.2988in" svg:height="3.5425in" svg:x="24.2858in" svg:y="0.6102in">
            <draw:object draw:notify-on-update-of-ranges="'# rounds'.C4:'# rounds'.C4 '# rounds'.D4:'# rounds'.D4 '# rounds'.E4:'# rounds'.E4 '# rounds'.F4:'# rounds'.F4 '# rounds'.G4:'# rounds'.G4 '# rounds'.H4:'# rounds'.H4 '# rounds'.I4:'# rounds'.I4 '# rounds'.J4:'# rounds'.J4 '# rounds'.K4:'# rounds'.K4 '# rounds'.L4:'# rounds'.L4 '# rounds'.M4:'# rounds'.M4 '# rounds'.N4:'# rounds'.N4 '# rounds'.O4:'# rounds'.O4 '# rounds'.P4:'# rounds'.P4 '# rounds'.Q4:'# rounds'.Q4 '# rounds'.R4:'# rounds'.R4 '# rounds'.S4:'# rounds'.S4 '# rounds'.T4:'# rounds'.T4 '# rounds'.U4:'# rounds'.U4 '# rounds'.V4:'# rounds'.V4 '# rounds'.W4:'# rounds'.W4 '# rounds'.X4:'# rounds'.X4 '# rounds'.Y4:'# rounds'.Y4 '# rounds'.Z4:'# rounds'.Z4 '# rounds'.AA4:'# rounds'.AA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1in" svg:x="0.1953in" svg:y="4.6543in">
            <draw:object draw:notify-on-update-of-ranges="'# rounds'.A6:'# rounds'.A14 '# rounds'.B5:'# rounds'.B5 '# rounds'.B6:'# rounds'.B14 '# rounds'.C5:'# rounds'.C5 '# rounds'.C6:'# rounds'.C14 '# rounds'.D5:'# rounds'.D5 '# rounds'.D6:'# rounds'.D14 '# rounds'.E5:'# rounds'.E5 '# rounds'.E6:'# rounds'.E14 '# rounds'.F5:'# rounds'.F5 '# rounds'.F6:'# rounds'.F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2988in" svg:height="3.5421in" svg:x="6.7043in" svg:y="4.6358in">
            <draw:object draw:notify-on-update-of-ranges="'# rounds'.A6:'# rounds'.A17 '# rounds'.G5:'# rounds'.G5 '# rounds'.G6:'# rounds'.G17 '# rounds'.H5:'# rounds'.H5 '# rounds'.H6:'# rounds'.H17 '# rounds'.I5:'# rounds'.I5 '# rounds'.I6:'# rounds'.I17 '# rounds'.J5:'# rounds'.J5 '# rounds'.J6:'# rounds'.J17 '# rounds'.K5:'# rounds'.K5 '# rounds'.K6:'# rounds'.K1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2992in" svg:height="3.5421in" svg:x="13.0969in" svg:y="4.6673in">
            <draw:object draw:notify-on-update-of-ranges="'# rounds'.A6:'# rounds'.A18 '# rounds'.L5:'# rounds'.L5 '# rounds'.L6:'# rounds'.L18 '# rounds'.M5:'# rounds'.M5 '# rounds'.M6:'# rounds'.M18 '# rounds'.N5:'# rounds'.N5 '# rounds'.N6:'# rounds'.N18 '# rounds'.O5:'# rounds'.O5 '# rounds'.O6:'# rounds'.O18 '# rounds'.P5:'# rounds'.P5 '# rounds'.P6:'# rounds'.P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6.2988in" svg:height="3.5421in" svg:x="19.4937in" svg:y="4.678in">
            <draw:object draw:notify-on-update-of-ranges="'# rounds'.A6:'# rounds'.A19 '# rounds'.Q5:'# rounds'.Q5 '# rounds'.Q6:'# rounds'.Q19 '# rounds'.R5:'# rounds'.R5 '# rounds'.R6:'# rounds'.R19 '# rounds'.S5:'# rounds'.S5 '# rounds'.S6:'# rounds'.S19 '# rounds'.T5:'# rounds'.T5 '# rounds'.T6:'# rounds'.T19 '# rounds'.U5:'# rounds'.U5 '# rounds'.U6:'# rounds'.U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92in" svg:height="3.5421in" svg:x="25.8681in" svg:y="4.7713in">
            <draw:object draw:notify-on-update-of-ranges="'# rounds'.A6:'# rounds'.A20 '# rounds'.V5:'# rounds'.V5 '# rounds'.V6:'# rounds'.V20 '# rounds'.W5:'# rounds'.W5 '# rounds'.W6:'# rounds'.W20 '# rounds'.X5:'# rounds'.X5 '# rounds'.X6:'# rounds'.X20 '# rounds'.Y5:'# rounds'.Y5 '# rounds'.Y6:'# rounds'.Y20 '# rounds'.Z5:'# rounds'.Z5 '# rounds'.Z6:'# rounds'.Z2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27" table:default-cell-style-name="Default"/>
        <table:table-row table:style-name="ro1">
          <table:table-cell office:value-type="string">
            <text:p>#rounds</text:p>
          </table:table-cell>
          <table:table-cell table:number-columns-repeated="26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2" office:value-type="string" table:number-columns-spanned="5" table:number-rows-spanned="1">
            <text:p>1 AI + 1 Stupid</text:p>
          </table:table-cell>
          <table:covered-table-cell table:number-columns-repeated="4"/>
          <table:table-cell table:style-name="ce2" office:value-type="string" table:number-columns-spanned="5" table:number-rows-spanned="1">
            <text:p>1 AI + 2 Stupid</text:p>
          </table:table-cell>
          <table:covered-table-cell table:number-columns-repeated="4"/>
          <table:table-cell table:style-name="ce2" office:value-type="string" table:number-columns-spanned="5" table:number-rows-spanned="1">
            <text:p>1 AI + 3 Stupid</text:p>
          </table:table-cell>
          <table:covered-table-cell table:number-columns-repeated="4"/>
          <table:table-cell table:style-name="ce2" office:value-type="string" table:number-columns-spanned="5" table:number-rows-spanned="1">
            <text:p>1 AI + 4 Stupid</text:p>
          </table:table-cell>
          <table:covered-table-cell table:number-columns-repeated="4"/>
          <table:table-cell table:style-name="ce2" office:value-type="string" table:number-columns-spanned="5" table:number-rows-spanned="1">
            <text:p>1 AI + 5 Stupid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 office:value-type="string">
            <text:p>AI-0</text:p>
          </table:table-cell>
          <table:table-cell office:value-type="string">
            <text:p>AI-1</text:p>
          </table:table-cell>
          <table:table-cell office:value-type="string">
            <text:p>AI-3</text:p>
          </table:table-cell>
          <table:table-cell office:value-type="string">
            <text:p>AI-5</text:p>
          </table:table-cell>
          <table:table-cell office:value-type="string">
            <text:p>AI-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305">
            <text:p>3305</text:p>
          </table:table-cell>
          <table:table-cell office:value-type="float" office:value="3408">
            <text:p>3408</text:p>
          </table:table-cell>
          <table:table-cell office:value-type="float" office:value="3398">
            <text:p>3398</text:p>
          </table:table-cell>
          <table:table-cell office:value-type="float" office:value="3356">
            <text:p>3356</text:p>
          </table:table-cell>
          <table:table-cell office:value-type="float" office:value="3352">
            <text:p>3352</text:p>
          </table:table-cell>
          <table:table-cell office:value-type="float" office:value="2039">
            <text:p>2039</text:p>
          </table:table-cell>
          <table:table-cell office:value-type="float" office:value="2126">
            <text:p>2126</text:p>
          </table:table-cell>
          <table:table-cell office:value-type="float" office:value="2752">
            <text:p>2752</text:p>
          </table:table-cell>
          <table:table-cell office:value-type="float" office:value="2222">
            <text:p>2222</text:p>
          </table:table-cell>
          <table:table-cell office:value-type="float" office:value="2804">
            <text:p>2804</text:p>
          </table:table-cell>
          <table:table-cell office:value-type="float" office:value="1771">
            <text:p>1771</text:p>
          </table:table-cell>
          <table:table-cell office:value-type="float" office:value="1819">
            <text:p>1819</text:p>
          </table:table-cell>
          <table:table-cell office:value-type="float" office:value="2419">
            <text:p>2419</text:p>
          </table:table-cell>
          <table:table-cell office:value-type="float" office:value="1798">
            <text:p>1798</text:p>
          </table:table-cell>
          <table:table-cell office:value-type="float" office:value="3216">
            <text:p>3216</text:p>
          </table:table-cell>
          <table:table-cell office:value-type="float" office:value="1578">
            <text:p>1578</text:p>
          </table:table-cell>
          <table:table-cell office:value-type="float" office:value="1550">
            <text:p>1550</text:p>
          </table:table-cell>
          <table:table-cell office:value-type="float" office:value="2292">
            <text:p>2292</text:p>
          </table:table-cell>
          <table:table-cell office:value-type="float" office:value="1619">
            <text:p>1619</text:p>
          </table:table-cell>
          <table:table-cell office:value-type="float" office:value="3379">
            <text:p>3379</text:p>
          </table:table-cell>
          <table:table-cell office:value-type="float" office:value="1438">
            <text:p>1438</text:p>
          </table:table-cell>
          <table:table-cell office:value-type="float" office:value="1503">
            <text:p>1503</text:p>
          </table:table-cell>
          <table:table-cell office:value-type="float" office:value="2093">
            <text:p>2093</text:p>
          </table:table-cell>
          <table:table-cell office:value-type="float" office:value="1575">
            <text:p>1575</text:p>
          </table:table-cell>
          <table:table-cell office:value-type="float" office:value="3192">
            <text:p>31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28">
            <text:p>9028</text:p>
          </table:table-cell>
          <table:table-cell office:value-type="float" office:value="9120">
            <text:p>9120</text:p>
          </table:table-cell>
          <table:table-cell office:value-type="float" office:value="9225">
            <text:p>9225</text:p>
          </table:table-cell>
          <table:table-cell office:value-type="float" office:value="8996">
            <text:p>8996</text:p>
          </table:table-cell>
          <table:table-cell office:value-type="float" office:value="8896">
            <text:p>8896</text:p>
          </table:table-cell>
          <table:table-cell office:value-type="float" office:value="4790">
            <text:p>4790</text:p>
          </table:table-cell>
          <table:table-cell office:value-type="float" office:value="4996">
            <text:p>4996</text:p>
          </table:table-cell>
          <table:table-cell office:value-type="float" office:value="7695">
            <text:p>7695</text:p>
          </table:table-cell>
          <table:table-cell office:value-type="float" office:value="6546">
            <text:p>6546</text:p>
          </table:table-cell>
          <table:table-cell office:value-type="float" office:value="8533">
            <text:p>8533</text:p>
          </table:table-cell>
          <table:table-cell office:value-type="float" office:value="3832">
            <text:p>3832</text:p>
          </table:table-cell>
          <table:table-cell office:value-type="float" office:value="3770">
            <text:p>3770</text:p>
          </table:table-cell>
          <table:table-cell office:value-type="float" office:value="6349">
            <text:p>6349</text:p>
          </table:table-cell>
          <table:table-cell office:value-type="float" office:value="7585">
            <text:p>7585</text:p>
          </table:table-cell>
          <table:table-cell office:value-type="float" office:value="14483">
            <text:p>14483</text:p>
          </table:table-cell>
          <table:table-cell office:value-type="float" office:value="3119">
            <text:p>3119</text:p>
          </table:table-cell>
          <table:table-cell office:value-type="float" office:value="3130">
            <text:p>3130</text:p>
          </table:table-cell>
          <table:table-cell office:value-type="float" office:value="5447">
            <text:p>5447</text:p>
          </table:table-cell>
          <table:table-cell office:value-type="float" office:value="9467">
            <text:p>9467</text:p>
          </table:table-cell>
          <table:table-cell office:value-type="float" office:value="17223">
            <text:p>17223</text:p>
          </table:table-cell>
          <table:table-cell office:value-type="float" office:value="2857">
            <text:p>2857</text:p>
          </table:table-cell>
          <table:table-cell office:value-type="float" office:value="2774">
            <text:p>2774</text:p>
          </table:table-cell>
          <table:table-cell office:value-type="float" office:value="4888">
            <text:p>4888</text:p>
          </table:table-cell>
          <table:table-cell office:value-type="float" office:value="11288">
            <text:p>11288</text:p>
          </table:table-cell>
          <table:table-cell office:value-type="float" office:value="22147">
            <text:p>2214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061">
            <text:p>15061</text:p>
          </table:table-cell>
          <table:table-cell office:value-type="float" office:value="15357">
            <text:p>15357</text:p>
          </table:table-cell>
          <table:table-cell office:value-type="float" office:value="15200">
            <text:p>15200</text:p>
          </table:table-cell>
          <table:table-cell office:value-type="float" office:value="15359">
            <text:p>15359</text:p>
          </table:table-cell>
          <table:table-cell office:value-type="float" office:value="15226">
            <text:p>15226</text:p>
          </table:table-cell>
          <table:table-cell office:value-type="float" office:value="9067">
            <text:p>9067</text:p>
          </table:table-cell>
          <table:table-cell office:value-type="float" office:value="8811">
            <text:p>8811</text:p>
          </table:table-cell>
          <table:table-cell office:value-type="float" office:value="13991">
            <text:p>13991</text:p>
          </table:table-cell>
          <table:table-cell office:value-type="float" office:value="9367">
            <text:p>9367</text:p>
          </table:table-cell>
          <table:table-cell office:value-type="float" office:value="15521">
            <text:p>15521</text:p>
          </table:table-cell>
          <table:table-cell office:value-type="float" office:value="6968">
            <text:p>6968</text:p>
          </table:table-cell>
          <table:table-cell office:value-type="float" office:value="6979">
            <text:p>6979</text:p>
          </table:table-cell>
          <table:table-cell office:value-type="float" office:value="12488">
            <text:p>12488</text:p>
          </table:table-cell>
          <table:table-cell office:value-type="float" office:value="10879">
            <text:p>10879</text:p>
          </table:table-cell>
          <table:table-cell office:value-type="float" office:value="28751">
            <text:p>28751</text:p>
          </table:table-cell>
          <table:table-cell office:value-type="float" office:value="5900">
            <text:p>5900</text:p>
          </table:table-cell>
          <table:table-cell office:value-type="float" office:value="5948">
            <text:p>5948</text:p>
          </table:table-cell>
          <table:table-cell office:value-type="float" office:value="11064">
            <text:p>11064</text:p>
          </table:table-cell>
          <table:table-cell office:value-type="float" office:value="13569">
            <text:p>13569</text:p>
          </table:table-cell>
          <table:table-cell office:value-type="float" office:value="32337">
            <text:p>32337</text:p>
          </table:table-cell>
          <table:table-cell office:value-type="float" office:value="5108">
            <text:p>5108</text:p>
          </table:table-cell>
          <table:table-cell office:value-type="float" office:value="5178">
            <text:p>5178</text:p>
          </table:table-cell>
          <table:table-cell office:value-type="float" office:value="10025">
            <text:p>10025</text:p>
          </table:table-cell>
          <table:table-cell office:value-type="float" office:value="17133">
            <text:p>17133</text:p>
          </table:table-cell>
          <table:table-cell office:value-type="float" office:value="35997">
            <text:p>3599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433">
            <text:p>19433</text:p>
          </table:table-cell>
          <table:table-cell office:value-type="float" office:value="19240">
            <text:p>19240</text:p>
          </table:table-cell>
          <table:table-cell office:value-type="float" office:value="19187">
            <text:p>19187</text:p>
          </table:table-cell>
          <table:table-cell office:value-type="float" office:value="19112">
            <text:p>19112</text:p>
          </table:table-cell>
          <table:table-cell office:value-type="float" office:value="19096">
            <text:p>19096</text:p>
          </table:table-cell>
          <table:table-cell office:value-type="float" office:value="6186">
            <text:p>6186</text:p>
          </table:table-cell>
          <table:table-cell office:value-type="float" office:value="6192">
            <text:p>6192</text:p>
          </table:table-cell>
          <table:table-cell office:value-type="float" office:value="21203">
            <text:p>21203</text:p>
          </table:table-cell>
          <table:table-cell office:value-type="float" office:value="19238">
            <text:p>19238</text:p>
          </table:table-cell>
          <table:table-cell office:value-type="float" office:value="21818">
            <text:p>21818</text:p>
          </table:table-cell>
          <table:table-cell office:value-type="float" office:value="10157">
            <text:p>10157</text:p>
          </table:table-cell>
          <table:table-cell office:value-type="float" office:value="9978">
            <text:p>9978</text:p>
          </table:table-cell>
          <table:table-cell office:value-type="float" office:value="18785">
            <text:p>18785</text:p>
          </table:table-cell>
          <table:table-cell office:value-type="float" office:value="23640">
            <text:p>23640</text:p>
          </table:table-cell>
          <table:table-cell office:value-type="float" office:value="29483">
            <text:p>29483</text:p>
          </table:table-cell>
          <table:table-cell office:value-type="float" office:value="8805">
            <text:p>8805</text:p>
          </table:table-cell>
          <table:table-cell office:value-type="float" office:value="8919">
            <text:p>8919</text:p>
          </table:table-cell>
          <table:table-cell office:value-type="float" office:value="17373">
            <text:p>17373</text:p>
          </table:table-cell>
          <table:table-cell office:value-type="float" office:value="29050">
            <text:p>29050</text:p>
          </table:table-cell>
          <table:table-cell office:value-type="float" office:value="30230">
            <text:p>30230</text:p>
          </table:table-cell>
          <table:table-cell office:value-type="float" office:value="7990">
            <text:p>7990</text:p>
          </table:table-cell>
          <table:table-cell office:value-type="float" office:value="7880">
            <text:p>7880</text:p>
          </table:table-cell>
          <table:table-cell office:value-type="float" office:value="16890">
            <text:p>16890</text:p>
          </table:table-cell>
          <table:table-cell office:value-type="float" office:value="33637">
            <text:p>33637</text:p>
          </table:table-cell>
          <table:table-cell office:value-type="float" office:value="28534">
            <text:p>2853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374">
            <text:p>19374</text:p>
          </table:table-cell>
          <table:table-cell office:value-type="float" office:value="19239">
            <text:p>19239</text:p>
          </table:table-cell>
          <table:table-cell office:value-type="float" office:value="19203">
            <text:p>19203</text:p>
          </table:table-cell>
          <table:table-cell office:value-type="float" office:value="19156">
            <text:p>19156</text:p>
          </table:table-cell>
          <table:table-cell office:value-type="float" office:value="19353">
            <text:p>19353</text:p>
          </table:table-cell>
          <table:table-cell office:value-type="float" office:value="13486">
            <text:p>13486</text:p>
          </table:table-cell>
          <table:table-cell office:value-type="float" office:value="13341">
            <text:p>13341</text:p>
          </table:table-cell>
          <table:table-cell office:value-type="float" office:value="18119">
            <text:p>18119</text:p>
          </table:table-cell>
          <table:table-cell office:value-type="float" office:value="25719">
            <text:p>25719</text:p>
          </table:table-cell>
          <table:table-cell office:value-type="float" office:value="23650">
            <text:p>23650</text:p>
          </table:table-cell>
          <table:table-cell office:value-type="float" office:value="11138">
            <text:p>11138</text:p>
          </table:table-cell>
          <table:table-cell office:value-type="float" office:value="11047">
            <text:p>11047</text:p>
          </table:table-cell>
          <table:table-cell office:value-type="float" office:value="22202">
            <text:p>22202</text:p>
          </table:table-cell>
          <table:table-cell office:value-type="float" office:value="29494">
            <text:p>29494</text:p>
          </table:table-cell>
          <table:table-cell office:value-type="float" office:value="18436">
            <text:p>18436</text:p>
          </table:table-cell>
          <table:table-cell office:value-type="float" office:value="10904">
            <text:p>10904</text:p>
          </table:table-cell>
          <table:table-cell office:value-type="float" office:value="10851">
            <text:p>10851</text:p>
          </table:table-cell>
          <table:table-cell office:value-type="float" office:value="20319">
            <text:p>20319</text:p>
          </table:table-cell>
          <table:table-cell office:value-type="float" office:value="30411">
            <text:p>30411</text:p>
          </table:table-cell>
          <table:table-cell office:value-type="float" office:value="14797">
            <text:p>14797</text:p>
          </table:table-cell>
          <table:table-cell office:value-type="float" office:value="9920">
            <text:p>9920</text:p>
          </table:table-cell>
          <table:table-cell office:value-type="float" office:value="10124">
            <text:p>10124</text:p>
          </table:table-cell>
          <table:table-cell office:value-type="float" office:value="20581">
            <text:p>20581</text:p>
          </table:table-cell>
          <table:table-cell office:value-type="float" office:value="27721">
            <text:p>27721</text:p>
          </table:table-cell>
          <table:table-cell office:value-type="float" office:value="9440">
            <text:p>944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5905">
            <text:p>15905</text:p>
          </table:table-cell>
          <table:table-cell office:value-type="float" office:value="15740">
            <text:p>15740</text:p>
          </table:table-cell>
          <table:table-cell office:value-type="float" office:value="15611">
            <text:p>15611</text:p>
          </table:table-cell>
          <table:table-cell office:value-type="float" office:value="15819">
            <text:p>15819</text:p>
          </table:table-cell>
          <table:table-cell office:value-type="float" office:value="16016">
            <text:p>16016</text:p>
          </table:table-cell>
          <table:table-cell office:value-type="float" office:value="17752">
            <text:p>17752</text:p>
          </table:table-cell>
          <table:table-cell office:value-type="float" office:value="17973">
            <text:p>17973</text:p>
          </table:table-cell>
          <table:table-cell office:value-type="float" office:value="15282">
            <text:p>15282</text:p>
          </table:table-cell>
          <table:table-cell office:value-type="float" office:value="21654">
            <text:p>21654</text:p>
          </table:table-cell>
          <table:table-cell office:value-type="float" office:value="17328">
            <text:p>17328</text:p>
          </table:table-cell>
          <table:table-cell office:value-type="float" office:value="9745">
            <text:p>9745</text:p>
          </table:table-cell>
          <table:table-cell office:value-type="float" office:value="9708">
            <text:p>9708</text:p>
          </table:table-cell>
          <table:table-cell office:value-type="float" office:value="18086">
            <text:p>18086</text:p>
          </table:table-cell>
          <table:table-cell office:value-type="float" office:value="19923">
            <text:p>19923</text:p>
          </table:table-cell>
          <table:table-cell office:value-type="float" office:value="5207">
            <text:p>5207</text:p>
          </table:table-cell>
          <table:table-cell office:value-type="float" office:value="12005">
            <text:p>12005</text:p>
          </table:table-cell>
          <table:table-cell office:value-type="float" office:value="11846">
            <text:p>11846</text:p>
          </table:table-cell>
          <table:table-cell office:value-type="float" office:value="20269">
            <text:p>20269</text:p>
          </table:table-cell>
          <table:table-cell office:value-type="float" office:value="13931">
            <text:p>13931</text:p>
          </table:table-cell>
          <table:table-cell office:value-type="float" office:value="1992">
            <text:p>1992</text:p>
          </table:table-cell>
          <table:table-cell office:value-type="float" office:value="11154">
            <text:p>11154</text:p>
          </table:table-cell>
          <table:table-cell office:value-type="float" office:value="11189">
            <text:p>11189</text:p>
          </table:table-cell>
          <table:table-cell office:value-type="float" office:value="19496">
            <text:p>19496</text:p>
          </table:table-cell>
          <table:table-cell office:value-type="float" office:value="8178">
            <text:p>8178</text:p>
          </table:table-cell>
          <table:table-cell office:value-type="float" office:value="673">
            <text:p>67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338">
            <text:p>10338</text:p>
          </table:table-cell>
          <table:table-cell office:value-type="float" office:value="10426">
            <text:p>10426</text:p>
          </table:table-cell>
          <table:table-cell office:value-type="float" office:value="10734">
            <text:p>10734</text:p>
          </table:table-cell>
          <table:table-cell office:value-type="float" office:value="10708">
            <text:p>10708</text:p>
          </table:table-cell>
          <table:table-cell office:value-type="float" office:value="10472">
            <text:p>10472</text:p>
          </table:table-cell>
          <table:table-cell office:value-type="float" office:value="16679">
            <text:p>16679</text:p>
          </table:table-cell>
          <table:table-cell office:value-type="float" office:value="16853">
            <text:p>16853</text:p>
          </table:table-cell>
          <table:table-cell office:value-type="float" office:value="10294">
            <text:p>10294</text:p>
          </table:table-cell>
          <table:table-cell office:value-type="float" office:value="11411">
            <text:p>11411</text:p>
          </table:table-cell>
          <table:table-cell office:value-type="float" office:value="8253">
            <text:p>8253</text:p>
          </table:table-cell>
          <table:table-cell office:value-type="float" office:value="14341">
            <text:p>14341</text:p>
          </table:table-cell>
          <table:table-cell office:value-type="float" office:value="14435">
            <text:p>14435</text:p>
          </table:table-cell>
          <table:table-cell office:value-type="float" office:value="11379">
            <text:p>11379</text:p>
          </table:table-cell>
          <table:table-cell office:value-type="float" office:value="6153">
            <text:p>6153</text:p>
          </table:table-cell>
          <table:table-cell office:value-type="float" office:value="416">
            <text:p>416</text:p>
          </table:table-cell>
          <table:table-cell office:value-type="float" office:value="9853">
            <text:p>9853</text:p>
          </table:table-cell>
          <table:table-cell office:value-type="float" office:value="9743">
            <text:p>9743</text:p>
          </table:table-cell>
          <table:table-cell office:value-type="float" office:value="14016">
            <text:p>14016</text:p>
          </table:table-cell>
          <table:table-cell office:value-type="float" office:value="1899">
            <text:p>1899</text:p>
          </table:table-cell>
          <table:table-cell office:value-type="float" office:value="42">
            <text:p>42</text:p>
          </table:table-cell>
          <table:table-cell office:value-type="float" office:value="10676">
            <text:p>10676</text:p>
          </table:table-cell>
          <table:table-cell office:value-type="float" office:value="10997">
            <text:p>10997</text:p>
          </table:table-cell>
          <table:table-cell office:value-type="float" office:value="15682">
            <text:p>15682</text:p>
          </table:table-cell>
          <table:table-cell office:value-type="float" office:value="463">
            <text:p>463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80">
            <text:p>5380</text:p>
          </table:table-cell>
          <table:table-cell office:value-type="float" office:value="5194">
            <text:p>5194</text:p>
          </table:table-cell>
          <table:table-cell office:value-type="float" office:value="5221">
            <text:p>5221</text:p>
          </table:table-cell>
          <table:table-cell office:value-type="float" office:value="5260">
            <text:p>5260</text:p>
          </table:table-cell>
          <table:table-cell office:value-type="float" office:value="5275">
            <text:p>5275</text:p>
          </table:table-cell>
          <table:table-cell office:value-type="float" office:value="12572">
            <text:p>12572</text:p>
          </table:table-cell>
          <table:table-cell office:value-type="float" office:value="12635">
            <text:p>12635</text:p>
          </table:table-cell>
          <table:table-cell office:value-type="float" office:value="6237">
            <text:p>6237</text:p>
          </table:table-cell>
          <table:table-cell office:value-type="float" office:value="3472">
            <text:p>3472</text:p>
          </table:table-cell>
          <table:table-cell office:value-type="float" office:value="1926">
            <text:p>1926</text:p>
          </table:table-cell>
          <table:table-cell office:value-type="float" office:value="14228">
            <text:p>14228</text:p>
          </table:table-cell>
          <table:table-cell office:value-type="float" office:value="14692">
            <text:p>14692</text:p>
          </table:table-cell>
          <table:table-cell office:value-type="float" office:value="5496">
            <text:p>5496</text:p>
          </table:table-cell>
          <table:table-cell office:value-type="float" office:value="519">
            <text:p>519</text:p>
          </table:table-cell>
          <table:table-cell office:value-type="float" office:value="8">
            <text:p>8</text:p>
          </table:table-cell>
          <table:table-cell office:value-type="float" office:value="12961">
            <text:p>12961</text:p>
          </table:table-cell>
          <table:table-cell office:value-type="float" office:value="13300">
            <text:p>13300</text:p>
          </table:table-cell>
          <table:table-cell office:value-type="float" office:value="6599">
            <text:p>6599</text:p>
          </table:table-cell>
          <table:table-cell office:value-type="float" office:value="54">
            <text:p>54</text:p>
          </table:table-cell>
          <table:table-cell/>
          <table:table-cell office:value-type="float" office:value="9983">
            <text:p>9983</text:p>
          </table:table-cell>
          <table:table-cell office:value-type="float" office:value="9987">
            <text:p>9987</text:p>
          </table:table-cell>
          <table:table-cell office:value-type="float" office:value="7715">
            <text:p>7715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76">
            <text:p>2176</text:p>
          </table:table-cell>
          <table:table-cell office:value-type="float" office:value="2276">
            <text:p>2276</text:p>
          </table:table-cell>
          <table:table-cell office:value-type="float" office:value="2221">
            <text:p>2221</text:p>
          </table:table-cell>
          <table:table-cell office:value-type="float" office:value="2234">
            <text:p>2234</text:p>
          </table:table-cell>
          <table:table-cell office:value-type="float" office:value="2314">
            <text:p>2314</text:p>
          </table:table-cell>
          <table:table-cell office:value-type="float" office:value="8846">
            <text:p>8846</text:p>
          </table:table-cell>
          <table:table-cell office:value-type="float" office:value="9210">
            <text:p>9210</text:p>
          </table:table-cell>
          <table:table-cell office:value-type="float" office:value="2993">
            <text:p>2993</text:p>
          </table:table-cell>
          <table:table-cell office:value-type="float" office:value="362">
            <text:p>362</text:p>
          </table:table-cell>
          <table:table-cell office:value-type="float" office:value="161">
            <text:p>161</text:p>
          </table:table-cell>
          <table:table-cell office:value-type="float" office:value="11559">
            <text:p>11559</text:p>
          </table:table-cell>
          <table:table-cell office:value-type="float" office:value="11771">
            <text:p>11771</text:p>
          </table:table-cell>
          <table:table-cell office:value-type="float" office:value="2098">
            <text:p>2098</text:p>
          </table:table-cell>
          <table:table-cell office:value-type="float" office:value="9">
            <text:p>9</text:p>
          </table:table-cell>
          <table:table-cell/>
          <table:table-cell office:value-type="float" office:value="12127">
            <text:p>12127</text:p>
          </table:table-cell>
          <table:table-cell office:value-type="float" office:value="12854">
            <text:p>12854</text:p>
          </table:table-cell>
          <table:table-cell office:value-type="float" office:value="2142">
            <text:p>2142</text:p>
          </table:table-cell>
          <table:table-cell table:number-columns-repeated="2"/>
          <table:table-cell office:value-type="float" office:value="12903">
            <text:p>12903</text:p>
          </table:table-cell>
          <table:table-cell office:value-type="float" office:value="13339">
            <text:p>13339</text:p>
          </table:table-cell>
          <table:table-cell office:value-type="float" office:value="2239">
            <text:p>2239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5"/>
          <table:table-cell office:value-type="float" office:value="4734">
            <text:p>4734</text:p>
          </table:table-cell>
          <table:table-cell office:value-type="float" office:value="5027">
            <text:p>5027</text:p>
          </table:table-cell>
          <table:table-cell office:value-type="float" office:value="1076">
            <text:p>107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583">
            <text:p>7583</text:p>
          </table:table-cell>
          <table:table-cell office:value-type="float" office:value="8478">
            <text:p>8478</text:p>
          </table:table-cell>
          <table:table-cell office:value-type="float" office:value="581">
            <text:p>581</text:p>
          </table:table-cell>
          <table:table-cell table:number-columns-repeated="2"/>
          <table:table-cell office:value-type="float" office:value="9119">
            <text:p>9119</text:p>
          </table:table-cell>
          <table:table-cell office:value-type="float" office:value="10189">
            <text:p>10189</text:p>
          </table:table-cell>
          <table:table-cell office:value-type="float" office:value="419">
            <text:p>419</text:p>
          </table:table-cell>
          <table:table-cell table:number-columns-repeated="2"/>
          <table:table-cell office:value-type="float" office:value="10005">
            <text:p>10005</text:p>
          </table:table-cell>
          <table:table-cell office:value-type="float" office:value="11380">
            <text:p>11380</text:p>
          </table:table-cell>
          <table:table-cell office:value-type="float" office:value="366">
            <text:p>366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5"/>
          <table:table-cell office:value-type="float" office:value="2617">
            <text:p>2617</text:p>
          </table:table-cell>
          <table:table-cell office:value-type="float" office:value="2556">
            <text:p>2556</text:p>
          </table:table-cell>
          <table:table-cell office:value-type="float" office:value="333">
            <text:p>333</text:p>
          </table:table-cell>
          <table:table-cell table:number-columns-repeated="2"/>
          <table:table-cell office:value-type="float" office:value="4519">
            <text:p>4519</text:p>
          </table:table-cell>
          <table:table-cell office:value-type="float" office:value="4952">
            <text:p>4952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6448">
            <text:p>6448</text:p>
          </table:table-cell>
          <table:table-cell office:value-type="float" office:value="7277">
            <text:p>7277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7111">
            <text:p>7111</text:p>
          </table:table-cell>
          <table:table-cell office:value-type="float" office:value="8222">
            <text:p>822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5"/>
          <table:table-cell office:value-type="float" office:value="1232">
            <text:p>1232</text:p>
          </table:table-cell>
          <table:table-cell office:value-type="float" office:value="280">
            <text:p>28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676">
            <text:p>2676</text:p>
          </table:table-cell>
          <table:table-cell office:value-type="float" office:value="2073">
            <text:p>2073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3890">
            <text:p>3890</text:p>
          </table:table-cell>
          <table:table-cell office:value-type="float" office:value="3746">
            <text:p>3746</text:p>
          </table:table-cell>
          <table:table-cell table:number-columns-repeated="3"/>
          <table:table-cell office:value-type="float" office:value="4648">
            <text:p>4648</text:p>
          </table:table-cell>
          <table:table-cell office:value-type="float" office:value="4987">
            <text:p>498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office:value-type="float" office:value="1483">
            <text:p>1483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float" office:value="2126">
            <text:p>2126</text:p>
          </table:table-cell>
          <table:table-cell office:value-type="float" office:value="632">
            <text:p>632</text:p>
          </table:table-cell>
          <table:table-cell table:number-columns-repeated="3"/>
          <table:table-cell office:value-type="float" office:value="3103">
            <text:p>3103</text:p>
          </table:table-cell>
          <table:table-cell office:value-type="float" office:value="2380">
            <text:p>2380</text:p>
          </table:table-cell>
          <table:table-cell table:number-columns-repeated="3"/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15"/>
          <table:table-cell office:value-type="float" office:value="1165">
            <text:p>1165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874">
            <text:p>1874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0"/>
          <table:table-cell office:value-type="float" office:value="1230">
            <text:p>1230</text:p>
          </table:table-cell>
          <table:table-cell table:number-columns-repeated="4"/>
          <table:table-cell office:value-type="float" office:value="16">
            <text:p>16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>
            <text:p>SUM</text:p>
          </table:table-cell>
          <table:table-cell table:number-matrix-columns-spanned="1" table:number-matrix-rows-spanned="1" table:formula="of:=SUM([.B6:.B14])" office:value-type="float" office:value="100000">
            <text:p>100000</text:p>
          </table:table-cell>
          <table:table-cell table:formula="of:=SUM([.C6:.C14])" office:value-type="float" office:value="100000">
            <text:p>100000</text:p>
          </table:table-cell>
          <table:table-cell table:number-matrix-columns-spanned="1" table:number-matrix-rows-spanned="1" table:formula="of:=SUM([.D6:.D14])" office:value-type="float" office:value="100000">
            <text:p>100000</text:p>
          </table:table-cell>
          <table:table-cell table:number-matrix-columns-spanned="1" table:number-matrix-rows-spanned="1" table:formula="of:=SUM([.E6:.E14])" office:value-type="float" office:value="100000">
            <text:p>100000</text:p>
          </table:table-cell>
          <table:table-cell table:number-matrix-columns-spanned="1" table:number-matrix-rows-spanned="1" table:formula="of:=SUM([.F6:.F14])" office:value-type="float" office:value="100000">
            <text:p>100000</text:p>
          </table:table-cell>
          <table:table-cell table:number-matrix-columns-spanned="1" table:number-matrix-rows-spanned="1" table:formula="of:=SUM([.G6:.G17])" office:value-type="float" office:value="100000">
            <text:p>100000</text:p>
          </table:table-cell>
          <table:table-cell table:number-matrix-columns-spanned="1" table:number-matrix-rows-spanned="1" table:formula="of:=SUM([.H6:.H17])" office:value-type="float" office:value="100000">
            <text:p>100000</text:p>
          </table:table-cell>
          <table:table-cell table:formula="of:=SUM([.I6:.I17])" office:value-type="float" office:value="100000">
            <text:p>100000</text:p>
          </table:table-cell>
          <table:table-cell table:number-matrix-columns-spanned="1" table:number-matrix-rows-spanned="1" table:formula="of:=SUM([.J6:.J15])" office:value-type="float" office:value="100000">
            <text:p>100000</text:p>
          </table:table-cell>
          <table:table-cell table:formula="of:=SUM([.K6:.K16])" office:value-type="float" office:value="100000">
            <text:p>100000</text:p>
          </table:table-cell>
          <table:table-cell table:number-matrix-columns-spanned="1" table:number-matrix-rows-spanned="1" table:formula="of:=SUM([.L6:.L18])" office:value-type="float" office:value="100000">
            <text:p>100000</text:p>
          </table:table-cell>
          <table:table-cell table:number-matrix-columns-spanned="1" table:number-matrix-rows-spanned="1" table:formula="of:=SUM([.M6:.M18])" office:value-type="float" office:value="100000">
            <text:p>100000</text:p>
          </table:table-cell>
          <table:table-cell table:number-matrix-columns-spanned="1" table:number-matrix-rows-spanned="1" table:formula="of:=SUM([.N6:.N18])" office:value-type="float" office:value="100000">
            <text:p>100000</text:p>
          </table:table-cell>
          <table:table-cell table:number-matrix-columns-spanned="1" table:number-matrix-rows-spanned="1" table:formula="of:=SUM([.O6:.O14])" office:value-type="float" office:value="100000">
            <text:p>100000</text:p>
          </table:table-cell>
          <table:table-cell table:number-matrix-columns-spanned="1" table:number-matrix-rows-spanned="1" table:formula="of:=SUM([.P6:.P16])" office:value-type="float" office:value="100000">
            <text:p>100000</text:p>
          </table:table-cell>
          <table:table-cell table:number-matrix-columns-spanned="1" table:number-matrix-rows-spanned="1" table:formula="of:=SUM([.Q6:.Q19])" office:value-type="float" office:value="100000">
            <text:p>100000</text:p>
          </table:table-cell>
          <table:table-cell table:number-matrix-columns-spanned="1" table:number-matrix-rows-spanned="1" table:formula="of:=SUM([.R6:.R19])" office:value-type="float" office:value="100000">
            <text:p>100000</text:p>
          </table:table-cell>
          <table:table-cell table:number-matrix-columns-spanned="1" table:number-matrix-rows-spanned="1" table:formula="of:=SUM([.S6:.S17])" office:value-type="float" office:value="100000">
            <text:p>100000</text:p>
          </table:table-cell>
          <table:table-cell table:number-matrix-columns-spanned="1" table:number-matrix-rows-spanned="1" table:formula="of:=SUM([.T6:.T13])" office:value-type="float" office:value="100000">
            <text:p>100000</text:p>
          </table:table-cell>
          <table:table-cell table:number-matrix-columns-spanned="1" table:number-matrix-rows-spanned="1" table:formula="of:=SUM([.U6:.U15])" office:value-type="float" office:value="100000">
            <text:p>100000</text:p>
          </table:table-cell>
          <table:table-cell table:number-matrix-columns-spanned="1" table:number-matrix-rows-spanned="1" table:formula="of:=SUM([.V6:.V21])" office:value-type="float" office:value="100000">
            <text:p>100000</text:p>
          </table:table-cell>
          <table:table-cell table:number-matrix-columns-spanned="1" table:number-matrix-rows-spanned="1" table:formula="of:=SUM([.W6:.W19])" office:value-type="float" office:value="100000">
            <text:p>100000</text:p>
          </table:table-cell>
          <table:table-cell table:number-matrix-columns-spanned="1" table:number-matrix-rows-spanned="1" table:formula="of:=SUM([.X6:.X19])" office:value-type="float" office:value="100000">
            <text:p>100000</text:p>
          </table:table-cell>
          <table:table-cell table:number-matrix-columns-spanned="1" table:number-matrix-rows-spanned="1" table:formula="of:=SUM([.Y6:.Y14])" office:value-type="float" office:value="100000">
            <text:p>100000</text:p>
          </table:table-cell>
          <table:table-cell table:number-matrix-columns-spanned="1" table:number-matrix-rows-spanned="1" table:formula="of:=SUM([.Z6:.Z20])" office:value-type="float" office:value="100000">
            <text:p>100000</text:p>
          </table:table-cell>
          <table:table-cell/>
        </table:table-row>
        <table:table-row table:style-name="ro1">
          <table:table-cell/>
          <table:table-cell table:number-matrix-columns-spanned="1" table:number-matrix-rows-spanned="1" table:formula="of:=[.B6]*[.$A6]+[.B7]*[.$A7]+[.B8]*[.$A8]+[.B9]*[.$A9]+[.B10]*[.$A10]+[.B11]*[.$A11]+[.B12]*[.$A12]+[.B13]*[.$A13]+[.B14]*[.$A14]+[.B15]*[.$A15]+[.B16]*[.$A16]+[.B17]*[.$A17]+[.B18]*[.$A18]+[.B19]*[.$A19]+[.B20]*[.$A20]" office:value-type="float" office:value="571566">
            <text:p>571566</text:p>
          </table:table-cell>
          <table:table-cell table:number-matrix-columns-spanned="1" table:number-matrix-rows-spanned="1" table:formula="of:=[.C6]*[.$A6]+[.C7]*[.$A7]+[.C8]*[.$A8]+[.C9]*[.$A9]+[.C11]*[.$A10]+[.C12]*[.$A11]+[.C13]*[.$A12]+[.C14]*[.$A13]+[.C14]*[.$A14]+[.C15]*[.$A15]+[.C16]*[.$A16]+[.C17]*[.$A17]+[.C18]*[.$A18]+[.C19]*[.$A19]+[.C20]*[.$A20]" office:value-type="float" office:value="444022">
            <text:p>444022</text:p>
          </table:table-cell>
          <table:table-cell table:number-matrix-columns-spanned="1" table:number-matrix-rows-spanned="1" table:formula="of:=[.D6]*[.$A6]+[.D7]*[.$A7]+[.D8]*[.$A8]+[.D9]*[.$A9]+[.D10]*[.$A10]+[.D11]*[.$A11]+[.D12]*[.$A12]+[.D13]*[.$A13]+[.D14]*[.$A14]+[.D15]*[.$A15]+[.D16]*[.$A16]+[.D17]*[.$A17]+[.D18]*[.$A18]+[.D19]*[.$A19]+[.D20]*[.$A20]" office:value-type="float" office:value="570772">
            <text:p>570772</text:p>
          </table:table-cell>
          <table:table-cell table:number-matrix-columns-spanned="1" table:number-matrix-rows-spanned="1" table:formula="of:=[.E6]*[.$A6]+[.E7]*[.$A7]+[.E8]*[.$A8]+[.E9]*[.$A9]+[.E10]*[.$A10]+[.E11]*[.$A11]+[.E12]*[.$A12]+[.E13]*[.$A13]+[.E14]*[.$A14]+[.E15]*[.$A15]+[.E16]*[.$A16]+[.E17]*[.$A17]+[.E18]*[.$A18]+[.E19]*[.$A19]+[.E20]*[.$A20]" office:value-type="float" office:value="571709">
            <text:p>571709</text:p>
          </table:table-cell>
          <table:table-cell table:number-matrix-columns-spanned="1" table:number-matrix-rows-spanned="1" table:formula="of:=[.F6]*[.$A6]+[.F7]*[.$A7]+[.F8]*[.$A8]+[.F10]*[.$A9]+[.F11]*[.$A10]+[.F12]*[.$A11]+[.F13]*[.$A12]+[.F14]*[.$A13]+[.F14]*[.$A14]+[.F15]*[.$A15]+[.F16]*[.$A16]+[.F17]*[.$A17]+[.F18]*[.$A18]+[.F19]*[.$A19]+[.F20]*[.$A20]" office:value-type="float" office:value="446627">
            <text:p>446627</text:p>
          </table:table-cell>
          <table:table-cell table:number-matrix-columns-spanned="1" table:number-matrix-rows-spanned="1" table:formula="of:=[.G6]*[.$A6]+[.G7]*[.$A7]+[.G8]*[.$A8]+[.G9]*[.$A9]+[.G10]*[.$A10]+[.G11]*[.$A11]+[.G12]*[.$A12]+[.G13]*[.$A13]+[.G14]*[.$A14]+[.G15]*[.$A15]+[.G16]*[.$A16]+[.G17]*[.$A17]+[.G18]*[.$A18]+[.G19]*[.$A19]+[.G20]*[.$A20]" office:value-type="float" office:value="725360">
            <text:p>725360</text:p>
          </table:table-cell>
          <table:table-cell table:number-matrix-columns-spanned="1" table:number-matrix-rows-spanned="1" table:formula="of:=[.H6]*[.$A6]+[.H7]*[.$A7]+[.H8]*[.$A8]+[.H9]*[.$A9]+[.H10]*[.$A10]+[.H11]*[.$A11]+[.H12]*[.$A12]+[.H13]*[.$A13]+[.H14]*[.$A14]+[.H15]*[.$A15]+[.H16]*[.$A16]+[.H17]*[.$A17]+[.H18]*[.$A18]+[.H19]*[.$A19]+[.H20]*[.$A20]" office:value-type="float" office:value="721549">
            <text:p>721549</text:p>
          </table:table-cell>
          <table:table-cell table:number-matrix-columns-spanned="1" table:number-matrix-rows-spanned="1" table:formula="of:=[.I6]*[.$A6]+[.I7]*[.$A7]+[.I8]*[.$A8]+[.I9]*[.$A9]+[.I10]*[.$A10]+[.I11]*[.$A11]+[.I12]*[.$A12]+[.I13]*[.$A13]+[.I14]*[.$A14]+[.I15]*[.$A15]+[.I16]*[.$A16]+[.I17]*[.$A17]+[.I18]*[.$A18]+[.I19]*[.$A19]+[.I20]*[.$A20]" office:value-type="float" office:value="590828">
            <text:p>590828</text:p>
          </table:table-cell>
          <table:table-cell table:number-matrix-columns-spanned="1" table:number-matrix-rows-spanned="1" table:formula="of:=[.J6]*[.$A6]+[.J7]*[.$A7]+[.J8]*[.$A8]+[.J9]*[.$A9]+[.J10]*[.$A10]+[.J11]*[.$A11]+[.J12]*[.$A12]+[.J13]*[.$A13]+[.J14]*[.$A14]+[.J15]*[.$A15]+[.J16]*[.$A16]+[.J17]*[.$A17]+[.J18]*[.$A18]+[.J19]*[.$A19]+[.J20]*[.$A20]" office:value-type="float" office:value="589887">
            <text:p>589887</text:p>
          </table:table-cell>
          <table:table-cell table:number-matrix-columns-spanned="1" table:number-matrix-rows-spanned="1" table:formula="of:=[.K6]*[.$A6]+[.K7]*[.$A7]+[.K8]*[.$A8]+[.K9]*[.$A9]+[.K10]*[.$A10]+[.K11]*[.$A11]+[.K12]*[.$A12]+[.K13]*[.$A13]+[.K14]*[.$A14]+[.K15]*[.$A15]+[.K16]*[.$A16]+[.K17]*[.$A17]+[.K18]*[.$A18]+[.K19]*[.$A19]+[.K20]*[.$A20]" office:value-type="float" office:value="550611">
            <text:p>550611</text:p>
          </table:table-cell>
          <table:table-cell table:number-matrix-columns-spanned="1" table:number-matrix-rows-spanned="1" table:formula="of:=[.L6]*[.$A6]+[.L7]*[.$A7]+[.L8]*[.$A8]+[.L9]*[.$A9]+[.L10]*[.$A10]+[.L11]*[.$A11]+[.L12]*[.$A12]+[.L13]*[.$A13]+[.L14]*[.$A14]+[.L15]*[.$A15]+[.L16]*[.$A16]+[.L17]*[.$A17]+[.L18]*[.$A18]+[.L19]*[.$A19]+[.L20]*[.$A20]" office:value-type="float" office:value="780299">
            <text:p>780299</text:p>
          </table:table-cell>
          <table:table-cell table:number-matrix-columns-spanned="1" table:number-matrix-rows-spanned="1" table:formula="of:=[.M6]*[.$A6]+[.M7]*[.$A7]+[.M8]*[.$A8]+[.M9]*[.$A9]+[.M10]*[.$A10]+[.M11]*[.$A11]+[.M12]*[.$A12]+[.M13]*[.$A13]+[.M14]*[.$A14]+[.M15]*[.$A15]+[.M16]*[.$A16]+[.M17]*[.$A17]+[.M18]*[.$A18]+[.M19]*[.$A19]+[.M20]*[.$A20]" office:value-type="float" office:value="776213">
            <text:p>776213</text:p>
          </table:table-cell>
          <table:table-cell table:number-matrix-columns-spanned="1" table:number-matrix-rows-spanned="1" table:formula="of:=[.N6]*[.$A6]+[.N7]*[.$A7]+[.N8]*[.$A8]+[.N9]*[.$A9]+[.N10]*[.$A10]+[.N11]*[.$A11]+[.N12]*[.$A12]+[.N13]*[.$A13]+[.N14]*[.$A14]+[.N15]*[.$A15]+[.N16]*[.$A16]+[.N17]*[.$A17]+[.N18]*[.$A18]+[.N19]*[.$A19]+[.N20]*[.$A20]" office:value-type="float" office:value="596859">
            <text:p>596859</text:p>
          </table:table-cell>
          <table:table-cell table:number-matrix-columns-spanned="1" table:number-matrix-rows-spanned="1" table:formula="of:=[.O6]*[.$A6]+[.O7]*[.$A7]+[.O8]*[.$A8]+[.O9]*[.$A9]+[.O10]*[.$A10]+[.O11]*[.$A11]+[.O12]*[.$A12]+[.O13]*[.$A13]+[.O14]*[.$A14]+[.O15]*[.$A15]+[.O16]*[.$A16]+[.O17]*[.$A17]+[.O18]*[.$A18]+[.O19]*[.$A19]+[.O20]*[.$A20]" office:value-type="float" office:value="558477">
            <text:p>558477</text:p>
          </table:table-cell>
          <table:table-cell table:number-matrix-columns-spanned="1" table:number-matrix-rows-spanned="1" table:formula="of:=[.P6]*[.$A6]+[.P7]*[.$A7]+[.P8]*[.$A8]+[.P9]*[.$A9]+[.P10]*[.$A10]+[.P11]*[.$A11]+[.P12]*[.$A12]+[.P13]*[.$A13]+[.P14]*[.$A14]+[.P15]*[.$A15]+[.P16]*[.$A16]+[.P17]*[.$A17]+[.P18]*[.$A18]+[.P19]*[.$A19]+[.P20]*[.$A20]" office:value-type="float" office:value="462765">
            <text:p>462765</text:p>
          </table:table-cell>
          <table:table-cell table:number-matrix-columns-spanned="1" table:number-matrix-rows-spanned="1" table:formula="of:=[.Q6]*[.$A6]+[.Q7]*[.$A7]+[.Q8]*[.$A8]+[.Q9]*[.$A9]+[.Q10]*[.$A10]+[.Q11]*[.$A11]+[.Q12]*[.$A12]+[.Q13]*[.$A13]+[.Q14]*[.$A14]+[.Q15]*[.$A15]+[.Q16]*[.$A16]+[.Q17]*[.$A17]+[.Q18]*[.$A18]+[.Q19]*[.$A19]+[.Q20]*[.$A20]" office:value-type="float" office:value="821834">
            <text:p>821834</text:p>
          </table:table-cell>
          <table:table-cell table:number-matrix-columns-spanned="1" table:number-matrix-rows-spanned="1" table:formula="of:=[.R6]*[.$A6]+[.R7]*[.$A7]+[.R8]*[.$A8]+[.R9]*[.$A9]+[.R10]*[.$A10]+[.R11]*[.$A11]+[.R12]*[.$A12]+[.R13]*[.$A13]+[.R14]*[.$A14]+[.R15]*[.$A15]+[.R16]*[.$A16]+[.R17]*[.$A17]+[.R18]*[.$A18]+[.R19]*[.$A19]+[.R20]*[.$A20]" office:value-type="float" office:value="812263">
            <text:p>812263</text:p>
          </table:table-cell>
          <table:table-cell table:number-matrix-columns-spanned="1" table:number-matrix-rows-spanned="1" table:formula="of:=[.S6]*[.$A6]+[.S7]*[.$A7]+[.S8]*[.$A8]+[.S9]*[.$A9]+[.S10]*[.$A10]+[.S11]*[.$A11]+[.S12]*[.$A12]+[.S13]*[.$A13]+[.S14]*[.$A14]+[.S15]*[.$A15]+[.S16]*[.$A16]+[.S17]*[.$A17]+[.S18]*[.$A18]+[.S19]*[.$A19]+[.S20]*[.$A20]" office:value-type="float" office:value="614111">
            <text:p>614111</text:p>
          </table:table-cell>
          <table:table-cell table:number-matrix-columns-spanned="1" table:number-matrix-rows-spanned="1" table:formula="of:=[.T6]*[.$A6]+[.T7]*[.$A7]+[.T8]*[.$A8]+[.T9]*[.$A9]+[.T10]*[.$A10]+[.T11]*[.$A11]+[.T12]*[.$A12]+[.T13]*[.$A13]+[.T14]*[.$A14]+[.T15]*[.$A15]+[.T16]*[.$A16]+[.T17]*[.$A17]+[.T18]*[.$A18]+[.T19]*[.$A19]+[.T20]*[.$A20]" office:value-type="float" office:value="526826">
            <text:p>526826</text:p>
          </table:table-cell>
          <table:table-cell table:number-matrix-columns-spanned="1" table:number-matrix-rows-spanned="1" table:formula="of:=[.U6]*[.$A6]+[.U7]*[.$A7]+[.U8]*[.$A8]+[.U9]*[.$A9]+[.U10]*[.$A10]+[.U11]*[.$A11]+[.U12]*[.$A12]+[.U13]*[.$A13]+[.U14]*[.$A14]+[.U15]*[.$A15]+[.U16]*[.$A16]+[.U17]*[.$A17]+[.U18]*[.$A18]+[.U19]*[.$A19]+[.U20]*[.$A20]" office:value-type="float" office:value="441987">
            <text:p>441987</text:p>
          </table:table-cell>
          <table:table-cell table:number-matrix-columns-spanned="1" table:number-matrix-rows-spanned="1" table:formula="of:=[.V6]*[.$A6]+[.V7]*[.$A7]+[.V8]*[.$A8]+[.V9]*[.$A9]+[.V10]*[.$A10]+[.V11]*[.$A11]+[.V12]*[.$A12]+[.V13]*[.$A13]+[.V14]*[.$A14]+[.V15]*[.$A15]+[.V16]*[.$A16]+[.V17]*[.$A17]+[.V18]*[.$A18]+[.V19]*[.$A19]+[.V20]*[.$A20]" office:value-type="float" office:value="860755">
            <text:p>860755</text:p>
          </table:table-cell>
          <table:table-cell table:number-matrix-columns-spanned="1" table:number-matrix-rows-spanned="1" table:formula="of:=[.W6]*[.$A6]+[.W7]*[.$A7]+[.W8]*[.$A8]+[.W9]*[.$A9]+[.W10]*[.$A10]+[.W11]*[.$A11]+[.W12]*[.$A12]+[.W13]*[.$A13]+[.W14]*[.$A14]+[.W15]*[.$A15]+[.W16]*[.$A16]+[.W17]*[.$A17]+[.W18]*[.$A18]+[.W19]*[.$A19]+[.W20]*[.$A20]" office:value-type="float" office:value="844651">
            <text:p>844651</text:p>
          </table:table-cell>
          <table:table-cell table:number-matrix-columns-spanned="1" table:number-matrix-rows-spanned="1" table:formula="of:=[.X6]*[.$A6]+[.X7]*[.$A7]+[.X8]*[.$A8]+[.X9]*[.$A9]+[.X10]*[.$A10]+[.X11]*[.$A11]+[.X12]*[.$A12]+[.X13]*[.$A13]+[.X14]*[.$A14]+[.X15]*[.$A15]+[.X16]*[.$A16]+[.X17]*[.$A17]+[.X18]*[.$A18]+[.X19]*[.$A19]+[.X20]*[.$A20]" office:value-type="float" office:value="624966">
            <text:p>624966</text:p>
          </table:table-cell>
          <table:table-cell table:number-matrix-columns-spanned="1" table:number-matrix-rows-spanned="1" table:formula="of:=[.Y6]*[.$A6]+[.Y7]*[.$A7]+[.Y8]*[.$A8]+[.Y9]*[.$A9]+[.Y10]*[.$A10]+[.Y11]*[.$A11]+[.Y12]*[.$A12]+[.Y13]*[.$A13]+[.Y14]*[.$A14]+[.Y15]*[.$A15]+[.Y16]*[.$A16]+[.Y17]*[.$A17]+[.Y18]*[.$A18]+[.Y19]*[.$A19]+[.Y20]*[.$A20]" office:value-type="float" office:value="501052">
            <text:p>501052</text:p>
          </table:table-cell>
          <table:table-cell table:number-matrix-columns-spanned="1" table:number-matrix-rows-spanned="1" table:formula="of:=[.Z6]*[.$A6]+[.Z7]*[.$A7]+[.Z8]*[.$A8]+[.Z9]*[.$A9]+[.Z10]*[.$A10]+[.Z11]*[.$A11]+[.Z12]*[.$A12]+[.Z13]*[.$A13]+[.Z14]*[.$A14]+[.Z15]*[.$A15]+[.Z16]*[.$A16]+[.Z17]*[.$A17]+[.Z18]*[.$A18]+[.Z19]*[.$A19]+[.Z20]*[.$A20]" office:value-type="float" office:value="420970">
            <text:p>420970</text:p>
          </table:table-cell>
          <table:table-cell/>
        </table:table-row>
        <table:table-row table:style-name="ro1">
          <table:table-cell office:value-type="string">
            <text:p>AVG</text:p>
          </table:table-cell>
          <table:table-cell table:formula="of:=[.B24]/[.B23]" office:value-type="float" office:value="5.71566">
            <text:p>5.71566</text:p>
          </table:table-cell>
          <table:table-cell table:formula="of:=[.C24]/[.C23]" office:value-type="float" office:value="4.44022">
            <text:p>4.44022</text:p>
          </table:table-cell>
          <table:table-cell table:formula="of:=[.D24]/[.D23]" office:value-type="float" office:value="5.70772">
            <text:p>5.70772</text:p>
          </table:table-cell>
          <table:table-cell table:formula="of:=[.E24]/[.E23]" office:value-type="float" office:value="5.71709">
            <text:p>5.71709</text:p>
          </table:table-cell>
          <table:table-cell table:formula="of:=[.F24]/[.F23]" office:value-type="float" office:value="4.46627">
            <text:p>4.46627</text:p>
          </table:table-cell>
          <table:table-cell table:formula="of:=[.G24]/[.G23]" office:value-type="float" office:value="7.2536">
            <text:p>7.2536</text:p>
          </table:table-cell>
          <table:table-cell table:formula="of:=[.H24]/[.H23]" office:value-type="float" office:value="7.21549">
            <text:p>7.21549</text:p>
          </table:table-cell>
          <table:table-cell table:formula="of:=[.I24]/[.I23]" office:value-type="float" office:value="5.90828">
            <text:p>5.90828</text:p>
          </table:table-cell>
          <table:table-cell table:formula="of:=[.J24]/[.J23]" office:value-type="float" office:value="5.89887">
            <text:p>5.89887</text:p>
          </table:table-cell>
          <table:table-cell table:formula="of:=[.K24]/[.K23]" office:value-type="float" office:value="5.50611">
            <text:p>5.50611</text:p>
          </table:table-cell>
          <table:table-cell table:formula="of:=[.L24]/[.L23]" office:value-type="float" office:value="7.80299">
            <text:p>7.80299</text:p>
          </table:table-cell>
          <table:table-cell table:formula="of:=[.M24]/[.M23]" office:value-type="float" office:value="7.76213">
            <text:p>7.76213</text:p>
          </table:table-cell>
          <table:table-cell table:formula="of:=[.N24]/[.N23]" office:value-type="float" office:value="5.96859">
            <text:p>5.96859</text:p>
          </table:table-cell>
          <table:table-cell table:formula="of:=[.O24]/[.O23]" office:value-type="float" office:value="5.58477">
            <text:p>5.58477</text:p>
          </table:table-cell>
          <table:table-cell table:formula="of:=[.P24]/[.P23]" office:value-type="float" office:value="4.62765">
            <text:p>4.62765</text:p>
          </table:table-cell>
          <table:table-cell table:formula="of:=[.Q24]/[.Q23]" office:value-type="float" office:value="8.21834">
            <text:p>8.21834</text:p>
          </table:table-cell>
          <table:table-cell table:formula="of:=[.R24]/[.R23]" office:value-type="float" office:value="8.12263">
            <text:p>8.12263</text:p>
          </table:table-cell>
          <table:table-cell table:formula="of:=[.S24]/[.S23]" office:value-type="float" office:value="6.14111">
            <text:p>6.14111</text:p>
          </table:table-cell>
          <table:table-cell table:formula="of:=[.T24]/[.T23]" office:value-type="float" office:value="5.26826">
            <text:p>5.26826</text:p>
          </table:table-cell>
          <table:table-cell table:formula="of:=[.U24]/[.U23]" office:value-type="float" office:value="4.41987">
            <text:p>4.41987</text:p>
          </table:table-cell>
          <table:table-cell table:formula="of:=[.V24]/[.V23]" office:value-type="float" office:value="8.60755">
            <text:p>8.60755</text:p>
          </table:table-cell>
          <table:table-cell table:formula="of:=[.W24]/[.W23]" office:value-type="float" office:value="8.44651">
            <text:p>8.44651</text:p>
          </table:table-cell>
          <table:table-cell table:formula="of:=[.X24]/[.X23]" office:value-type="float" office:value="6.24966">
            <text:p>6.24966</text:p>
          </table:table-cell>
          <table:table-cell table:formula="of:=[.Y24]/[.Y23]" office:value-type="float" office:value="5.01052">
            <text:p>5.01052</text:p>
          </table:table-cell>
          <table:table-cell table:formula="of:=[.Z24]/[.Z23]" office:value-type="float" office:value="4.2097">
            <text:p>4.2097</text:p>
          </table:table-cell>
          <table:table-cell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>
          <table:table-cell office:value-type="string">
            <text:p>Asian notes</text:p>
          </table:table-cell>
          <table:table-cell/>
        </table:table-row>
        <table:table-row table:style-name="ro1">
          <table:table-cell office:value-type="string">
            <text:p>A 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ad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crap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ea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00:5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ka </meta:initial-creator>
    <meta:creation-date>2012-01-04T19:23:08</meta:creation-date>
    <dc:date>2012-01-05T00:54:07</dc:date>
    <dc:creator>baska </dc:creator>
    <meta:editing-duration>PT3H59M8S</meta:editing-duration>
    <meta:editing-cycles>38</meta:editing-cycles>
    <meta:generator>LibreOffice/3.4$Unix LibreOffice_project/340m1$Build-402</meta:generator>
    <meta:document-statistic meta:table-count="3" meta:cell-count="58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right" chart:symbol-width="0.25cm" chart:symbol-height="0.25cm" chart:link-data-style-to-source="false"/>
      <style:graphic-properties draw:stroke="none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bow-tie" chart:symbol-width="0.25cm" chart:symbol-height="0.25cm" chart:link-data-style-to-source="false"/>
      <style:graphic-properties draw:stroke="none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32" style:family="chart">
      <style:graphic-properties draw:stroke="solid" svg:stroke-color="#b3b3b3" draw:fill="none" draw:fill-color="#e6e6e6"/>
    </style:style>
    <style:style style:name="ch33" style:family="chart">
      <style:graphic-properties svg:stroke-color="#b3b3b3" draw:fill-color="#cccccc"/>
    </style:style>
  </office:automatic-styles>
  <office:body>
    <office:chart>
      <chart:chart svg:width="16cm" svg:height="8.999cm" xlink:href="." xlink:type="simple" chart:class="chart:bar" chart:style-name="ch1">
        <chart:legend chart:legend-position="end" svg:x="12.16cm" svg:y="1.212cm" style:legend-expansion="high" chart:style-name="ch2"/>
        <chart:plot-area chart:style-name="ch3" chart:data-source-has-labels="both" svg:x="0.77cm" svg:y="0.851cm" svg:width="10.75cm" svg:height="7.549cm">
          <chartooo:coordinate-region svg:x="1.391cm" svg:y="1.05cm" svg:width="10.129cm" svg:height="7.151cm"/>
          <chart:axis chart:dimension="x" chart:name="primary-x" chart:style-name="ch4" chartooo:axis-type="text"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series chart:style-name="ch12" chart:values-cell-range-address="local-table.$G$2:.$G$3" chart:label-cell-address="local-table.$G$1" chart:class="chart:bar">
            <chart:data-point chart:repeated="2"/>
          </chart:series>
          <chart:series chart:style-name="ch13" chart:values-cell-range-address="local-table.$H$2:.$H$3" chart:label-cell-address="local-table.$H$1" chart:class="chart:bar">
            <chart:data-point chart:repeated="2"/>
          </chart:series>
          <chart:series chart:style-name="ch14" chart:values-cell-range-address="local-table.$I$2:.$I$3" chart:label-cell-address="local-table.$I$1" chart:class="chart:bar">
            <chart:data-point chart:repeated="2"/>
          </chart:series>
          <chart:series chart:style-name="ch15" chart:values-cell-range-address="local-table.$J$2:.$J$3" chart:label-cell-address="local-table.$J$1" chart:class="chart:bar">
            <chart:data-point chart:repeated="2"/>
          </chart:series>
          <chart:series chart:style-name="ch16" chart:values-cell-range-address="local-table.$K$2:.$K$3" chart:label-cell-address="local-table.$K$1" chart:class="chart:bar">
            <chart:data-point chart:repeated="2"/>
          </chart:series>
          <chart:series chart:style-name="ch17" chart:values-cell-range-address="local-table.$L$2:.$L$3" chart:label-cell-address="local-table.$L$1" chart:class="chart:bar">
            <chart:data-point chart:repeated="2"/>
          </chart:series>
          <chart:series chart:style-name="ch18" chart:values-cell-range-address="local-table.$M$2:.$M$3" chart:label-cell-address="local-table.$M$1" chart:class="chart:bar">
            <chart:data-point chart:repeated="2"/>
          </chart:series>
          <chart:series chart:style-name="ch19" chart:values-cell-range-address="local-table.$N$2:.$N$3" chart:label-cell-address="local-table.$N$1" chart:class="chart:bar">
            <chart:data-point chart:repeated="2"/>
          </chart:series>
          <chart:series chart:style-name="ch20" chart:values-cell-range-address="local-table.$O$2:.$O$3" chart:label-cell-address="local-table.$O$1" chart:class="chart:bar">
            <chart:data-point chart:repeated="2"/>
          </chart:series>
          <chart:series chart:style-name="ch21" chart:values-cell-range-address="local-table.$P$2:.$P$3" chart:label-cell-address="local-table.$P$1" chart:class="chart:bar">
            <chart:data-point chart:repeated="2"/>
          </chart:series>
          <chart:series chart:style-name="ch22" chart:values-cell-range-address="local-table.$Q$2:.$Q$3" chart:label-cell-address="local-table.$Q$1" chart:class="chart:bar">
            <chart:data-point chart:repeated="2"/>
          </chart:series>
          <chart:series chart:style-name="ch23" chart:values-cell-range-address="local-table.$R$2:.$R$3" chart:label-cell-address="local-table.$R$1" chart:class="chart:bar">
            <chart:data-point chart:repeated="2"/>
          </chart:series>
          <chart:series chart:style-name="ch24" chart:values-cell-range-address="local-table.$S$2:.$S$3" chart:label-cell-address="local-table.$S$1" chart:class="chart:bar">
            <chart:data-point chart:repeated="2"/>
          </chart:series>
          <chart:series chart:style-name="ch25" chart:values-cell-range-address="local-table.$T$2:.$T$3" chart:label-cell-address="local-table.$T$1" chart:class="chart:bar">
            <chart:data-point chart:repeated="2"/>
          </chart:series>
          <chart:series chart:style-name="ch26" chart:values-cell-range-address="local-table.$U$2:.$U$3" chart:label-cell-address="local-table.$U$1" chart:class="chart:bar">
            <chart:data-point chart:repeated="2"/>
          </chart:series>
          <chart:series chart:style-name="ch27" chart:values-cell-range-address="local-table.$V$2:.$V$3" chart:label-cell-address="local-table.$V$1" chart:class="chart:bar">
            <chart:data-point chart:repeated="2"/>
          </chart:series>
          <chart:series chart:style-name="ch28" chart:values-cell-range-address="local-table.$W$2:.$W$3" chart:label-cell-address="local-table.$W$1" chart:class="chart:bar">
            <chart:data-point chart:repeated="2"/>
          </chart:series>
          <chart:series chart:style-name="ch29" chart:values-cell-range-address="local-table.$X$2:.$X$3" chart:label-cell-address="local-table.$X$1" chart:class="chart:bar">
            <chart:data-point chart:repeated="2"/>
          </chart:series>
          <chart:series chart:style-name="ch30" chart:values-cell-range-address="local-table.$Y$2:.$Y$3" chart:label-cell-address="local-table.$Y$1" chart:class="chart:bar">
            <chart:data-point chart:repeated="2"/>
          </chart:series>
          <chart:series chart:style-name="ch31" chart:values-cell-range-address="local-table.$Z$2:.$Z$3" chart:label-cell-address="local-table.$Z$1" chart:class="chart:bar">
            <chart:data-point chart:repeated="2"/>
          </chart:series>
          <chart:wall chart:style-name="ch32"/>
          <chart:floor chart:style-name="ch3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3 Playe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4 Playe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5 Playe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6 Player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71413">
                <text:p>5.71413</text:p>
              </table:table-cell>
              <table:table-cell office:value-type="float" office:value="5.71241">
                <text:p>5.71241</text:p>
              </table:table-cell>
              <table:table-cell office:value-type="float" office:value="5.7189">
                <text:p>5.7189</text:p>
              </table:table-cell>
              <table:table-cell office:value-type="float" office:value="5.71437">
                <text:p>5.71437</text:p>
              </table:table-cell>
              <table:table-cell office:value-type="float" office:value="5.71805">
                <text:p>5.71805</text:p>
              </table:table-cell>
              <table:table-cell office:value-type="float" office:value="7.24299">
                <text:p>7.24299</text:p>
              </table:table-cell>
              <table:table-cell office:value-type="float" office:value="7.21881">
                <text:p>7.21881</text:p>
              </table:table-cell>
              <table:table-cell office:value-type="float" office:value="9.33785">
                <text:p>9.33785</text:p>
              </table:table-cell>
              <table:table-cell office:value-type="float" office:value="5.90314">
                <text:p>5.90314</text:p>
              </table:table-cell>
              <table:table-cell office:value-type="float" office:value="8.62545">
                <text:p>8.62545</text:p>
              </table:table-cell>
              <table:table-cell office:value-type="float" office:value="7.81269">
                <text:p>7.81269</text:p>
              </table:table-cell>
              <table:table-cell office:value-type="float" office:value="7.75918">
                <text:p>7.75918</text:p>
              </table:table-cell>
              <table:table-cell office:value-type="float" office:value="9.1324">
                <text:p>9.1324</text:p>
              </table:table-cell>
              <table:table-cell office:value-type="float" office:value="5.58745">
                <text:p>5.58745</text:p>
              </table:table-cell>
              <table:table-cell office:value-type="float" office:value="8.05377">
                <text:p>8.05377</text:p>
              </table:table-cell>
              <table:table-cell office:value-type="float" office:value="8.23443">
                <text:p>8.23443</text:p>
              </table:table-cell>
              <table:table-cell office:value-type="float" office:value="8.1123">
                <text:p>8.1123</text:p>
              </table:table-cell>
              <table:table-cell office:value-type="float" office:value="8.88626">
                <text:p>8.88626</text:p>
              </table:table-cell>
              <table:table-cell office:value-type="float" office:value="5.26806">
                <text:p>5.26806</text:p>
              </table:table-cell>
              <table:table-cell office:value-type="float" office:value="7.37614">
                <text:p>7.37614</text:p>
              </table:table-cell>
              <table:table-cell office:value-type="float" office:value="8.6053">
                <text:p>8.6053</text:p>
              </table:table-cell>
              <table:table-cell office:value-type="float" office:value="8.45349">
                <text:p>8.45349</text:p>
              </table:table-cell>
              <table:table-cell office:value-type="float" office:value="8.63982">
                <text:p>8.63982</text:p>
              </table:table-cell>
              <table:table-cell office:value-type="float" office:value="5.00796">
                <text:p>5.00796</text:p>
              </table:table-cell>
              <table:table-cell office:value-type="float" office:value="6.78091">
                <text:p>6.78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bar" chart:style-name="ch1">
        <chart:title svg:x="5.296cm" svg:y="0.315cm" chart:style-name="ch2">
          <text:p>Average number of rounds</text:p>
        </chart:title>
        <chart:legend chart:legend-position="end" svg:x="14.609cm" svg:y="3.204cm" style:legend-expansion="high" chart:style-name="ch3"/>
        <chart:plot-area chart:style-name="ch4" table:cell-range-address="'AVG #rounds'.A2:'AVG #rounds'.F7" chart:data-source-has-labels="both" svg:x="0.769cm" svg:y="1.631cm" svg:width="13.202cm" svg:height="6.769cm">
          <chartooo:coordinate-region svg:x="1.39cm" svg:y="1.83cm" svg:width="12.581cm" svg:height="5.923cm"/>
          <chart:axis chart:dimension="x" chart:name="primary-x" chart:style-name="ch5" chartooo:axis-type="auto">
            <chartooo:date-scale/>
            <chart:categories table:cell-range-address="'AVG #rounds'.A3:'AVG #rounds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VG #rounds'.B3:'AVG #rounds'.B7" chart:label-cell-address="'AVG #rounds'.B2:'AVG #rounds'.B2" chart:class="chart:bar">
            <chart:data-point chart:repeated="5"/>
          </chart:series>
          <chart:series chart:style-name="ch9" chart:values-cell-range-address="'AVG #rounds'.C3:'AVG #rounds'.C7" chart:label-cell-address="'AVG #rounds'.C2:'AVG #rounds'.C2" chart:class="chart:bar">
            <chart:data-point chart:repeated="5"/>
          </chart:series>
          <chart:series chart:style-name="ch10" chart:values-cell-range-address="'AVG #rounds'.D3:'AVG #rounds'.D7" chart:label-cell-address="'AVG #rounds'.D2:'AVG #rounds'.D2" chart:class="chart:bar">
            <chart:data-point chart:repeated="5"/>
          </chart:series>
          <chart:series chart:style-name="ch11" chart:values-cell-range-address="'AVG #rounds'.E3:'AVG #rounds'.E7" chart:label-cell-address="'AVG #rounds'.E2:'AVG #rounds'.E2" chart:class="chart:bar">
            <chart:data-point chart:repeated="5"/>
          </chart:series>
          <chart:series chart:style-name="ch12" chart:values-cell-range-address="'AVG #rounds'.F3:'AVG #rounds'.F7" chart:label-cell-address="'AVG #rounds'.F2:'AVG #rounds'.F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AVG #rounds'.B2:'AVG #rounds'.B2</svg:desc>
                </draw:g>
              </table:table-cell>
              <table:table-cell office:value-type="string">
                <text:p>AI-1</text:p>
                <draw:g>
                  <svg:desc>'AVG #rounds'.C2:'AVG #rounds'.C2</svg:desc>
                </draw:g>
              </table:table-cell>
              <table:table-cell office:value-type="string">
                <text:p>AI-3</text:p>
                <draw:g>
                  <svg:desc>'AVG #rounds'.D2:'AVG #rounds'.D2</svg:desc>
                </draw:g>
              </table:table-cell>
              <table:table-cell office:value-type="string">
                <text:p>AI-5</text:p>
                <draw:g>
                  <svg:desc>'AVG #rounds'.E2:'AVG #rounds'.E2</svg:desc>
                </draw:g>
              </table:table-cell>
              <table:table-cell office:value-type="string">
                <text:p>AI-7</text:p>
                <draw:g>
                  <svg:desc>'AVG #rounds'.F2:'AVG #rounds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Players</text:p>
                <draw:g>
                  <svg:desc>'AVG #rounds'.A3:'AVG #rounds'.A7</svg:desc>
                </draw:g>
              </table:table-cell>
              <table:table-cell office:value-type="float" office:value="5.71566">
                <text:p>5.71566</text:p>
                <draw:g>
                  <svg:desc>'AVG #rounds'.B3:'AVG #rounds'.B7</svg:desc>
                </draw:g>
              </table:table-cell>
              <table:table-cell office:value-type="float" office:value="4.44022">
                <text:p>4.44022</text:p>
                <draw:g>
                  <svg:desc>'AVG #rounds'.C3:'AVG #rounds'.C7</svg:desc>
                </draw:g>
              </table:table-cell>
              <table:table-cell office:value-type="float" office:value="5.70772">
                <text:p>5.70772</text:p>
                <draw:g>
                  <svg:desc>'AVG #rounds'.D3:'AVG #rounds'.D7</svg:desc>
                </draw:g>
              </table:table-cell>
              <table:table-cell office:value-type="float" office:value="5.71709">
                <text:p>5.71709</text:p>
                <draw:g>
                  <svg:desc>'AVG #rounds'.E3:'AVG #rounds'.E7</svg:desc>
                </draw:g>
              </table:table-cell>
              <table:table-cell office:value-type="float" office:value="4.46627">
                <text:p>4.46627</text:p>
                <draw:g>
                  <svg:desc>'AVG #rounds'.F3:'AVG #rounds'.F7</svg:desc>
                </draw:g>
              </table:table-cell>
            </table:table-row>
            <table:table-row>
              <table:table-cell office:value-type="string">
                <text:p>3 Players</text:p>
              </table:table-cell>
              <table:table-cell office:value-type="float" office:value="7.2536">
                <text:p>7.2536</text:p>
              </table:table-cell>
              <table:table-cell office:value-type="float" office:value="7.21549">
                <text:p>7.21549</text:p>
              </table:table-cell>
              <table:table-cell office:value-type="float" office:value="5.90828">
                <text:p>5.90828</text:p>
              </table:table-cell>
              <table:table-cell office:value-type="float" office:value="5.89887">
                <text:p>5.89887</text:p>
              </table:table-cell>
              <table:table-cell office:value-type="float" office:value="5.50611">
                <text:p>5.50611</text:p>
              </table:table-cell>
            </table:table-row>
            <table:table-row>
              <table:table-cell office:value-type="string">
                <text:p>4 Players</text:p>
              </table:table-cell>
              <table:table-cell office:value-type="float" office:value="7.80299">
                <text:p>7.80299</text:p>
              </table:table-cell>
              <table:table-cell office:value-type="float" office:value="7.76213">
                <text:p>7.76213</text:p>
              </table:table-cell>
              <table:table-cell office:value-type="float" office:value="5.96859">
                <text:p>5.96859</text:p>
              </table:table-cell>
              <table:table-cell office:value-type="float" office:value="5.58477">
                <text:p>5.58477</text:p>
              </table:table-cell>
              <table:table-cell office:value-type="float" office:value="4.62765">
                <text:p>4.62765</text:p>
              </table:table-cell>
            </table:table-row>
            <table:table-row>
              <table:table-cell office:value-type="string">
                <text:p>5 Players</text:p>
              </table:table-cell>
              <table:table-cell office:value-type="float" office:value="8.21834">
                <text:p>8.21834</text:p>
              </table:table-cell>
              <table:table-cell office:value-type="float" office:value="8.12263">
                <text:p>8.12263</text:p>
              </table:table-cell>
              <table:table-cell office:value-type="float" office:value="6.14111">
                <text:p>6.14111</text:p>
              </table:table-cell>
              <table:table-cell office:value-type="float" office:value="5.26826">
                <text:p>5.26826</text:p>
              </table:table-cell>
              <table:table-cell office:value-type="float" office:value="4.41987">
                <text:p>4.41987</text:p>
              </table:table-cell>
            </table:table-row>
            <table:table-row>
              <table:table-cell office:value-type="string">
                <text:p>6 Players</text:p>
              </table:table-cell>
              <table:table-cell office:value-type="float" office:value="8.60755">
                <text:p>8.60755</text:p>
              </table:table-cell>
              <table:table-cell office:value-type="float" office:value="8.44651">
                <text:p>8.44651</text:p>
              </table:table-cell>
              <table:table-cell office:value-type="float" office:value="6.24966">
                <text:p>6.24966</text:p>
              </table:table-cell>
              <table:table-cell office:value-type="float" office:value="5.01052">
                <text:p>5.01052</text:p>
              </table:table-cell>
              <table:table-cell office:value-type="float" office:value="4.2097">
                <text:p>4.20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style-name="ch1">
        <chart:title svg:x="6.448cm" svg:y="0.315cm" chart:style-name="ch2">
          <text:p>1 AI + 1 Stupid</text:p>
        </chart:title>
        <chart:subtitle svg:x="7.176cm" svg:y="1.273cm" chart:style-name="ch3">
          <text:p># rounds</text:p>
        </chart:subtitle>
        <chart:legend chart:legend-position="end" svg:x="14.61cm" svg:y="3.204cm" style:legend-expansion="high" chart:style-name="ch4"/>
        <chart:plot-area chart:style-name="ch5" table:cell-range-address="'# rounds'.A5:'# rounds'.F14" chart:data-source-has-labels="both" svg:x="1.331cm" svg:y="2.314cm" svg:width="12.639cm" svg:height="5.524cm">
          <chartooo:coordinate-region svg:x="2.508cm" svg:y="2.514cm" svg:width="11.462cm" svg:height="4.677cm"/>
          <chart:axis chart:dimension="x" chart:name="primary-x" chart:style-name="ch6" chartooo:axis-type="auto">
            <chartooo:date-scale/>
            <chart:title svg:x="6.997cm" svg:y="8.017cm" chart:style-name="ch7">
              <text:p>#rounds</text:p>
            </chart:title>
            <chart:categories table:cell-range-address="'# rounds'.A6:'# rounds'.A14"/>
          </chart:axis>
          <chart:axis chart:dimension="y" chart:name="primary-y" chart:style-name="ch8">
            <chart:title svg:x="0.451cm" svg:y="5.649cm" chart:style-name="ch9">
              <text:p>#cases</text:p>
            </chart:title>
            <chart:grid chart:style-name="ch10" chart:class="major"/>
          </chart:axis>
          <chart:series chart:style-name="ch11" chart:values-cell-range-address="'# rounds'.B6:'# rounds'.B14" chart:label-cell-address="'# rounds'.B5:'# rounds'.B5" chart:class="chart:bar">
            <chart:data-point chart:repeated="9"/>
          </chart:series>
          <chart:series chart:style-name="ch12" chart:values-cell-range-address="'# rounds'.C6:'# rounds'.C14" chart:label-cell-address="'# rounds'.C5:'# rounds'.C5" chart:class="chart:bar">
            <chart:data-point chart:repeated="9"/>
          </chart:series>
          <chart:series chart:style-name="ch13" chart:values-cell-range-address="'# rounds'.D6:'# rounds'.D14" chart:label-cell-address="'# rounds'.D5:'# rounds'.D5" chart:class="chart:bar">
            <chart:data-point chart:repeated="9"/>
          </chart:series>
          <chart:series chart:style-name="ch14" chart:values-cell-range-address="'# rounds'.E6:'# rounds'.E14" chart:label-cell-address="'# rounds'.E5:'# rounds'.E5" chart:class="chart:bar">
            <chart:data-point chart:repeated="9"/>
          </chart:series>
          <chart:series chart:style-name="ch15" chart:values-cell-range-address="'# rounds'.F6:'# rounds'.F14" chart:label-cell-address="'# rounds'.F5:'# rounds'.F5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B5:'# rounds'.B5</svg:desc>
                </draw:g>
              </table:table-cell>
              <table:table-cell office:value-type="string">
                <text:p>AI-1</text:p>
                <draw:g>
                  <svg:desc>'# rounds'.C5:'# rounds'.C5</svg:desc>
                </draw:g>
              </table:table-cell>
              <table:table-cell office:value-type="string">
                <text:p>AI-3</text:p>
                <draw:g>
                  <svg:desc>'# rounds'.D5:'# rounds'.D5</svg:desc>
                </draw:g>
              </table:table-cell>
              <table:table-cell office:value-type="string">
                <text:p>AI-5</text:p>
                <draw:g>
                  <svg:desc>'# rounds'.E5:'# rounds'.E5</svg:desc>
                </draw:g>
              </table:table-cell>
              <table:table-cell office:value-type="string">
                <text:p>AI-7</text:p>
                <draw:g>
                  <svg:desc>'# rounds'.F5:'# rounds'.F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4</svg:desc>
                </draw:g>
              </table:table-cell>
              <table:table-cell office:value-type="float" office:value="3305">
                <text:p>3305</text:p>
                <draw:g>
                  <svg:desc>'# rounds'.B6:'# rounds'.B14</svg:desc>
                </draw:g>
              </table:table-cell>
              <table:table-cell office:value-type="float" office:value="3408">
                <text:p>3408</text:p>
                <draw:g>
                  <svg:desc>'# rounds'.C6:'# rounds'.C14</svg:desc>
                </draw:g>
              </table:table-cell>
              <table:table-cell office:value-type="float" office:value="3398">
                <text:p>3398</text:p>
                <draw:g>
                  <svg:desc>'# rounds'.D6:'# rounds'.D14</svg:desc>
                </draw:g>
              </table:table-cell>
              <table:table-cell office:value-type="float" office:value="3356">
                <text:p>3356</text:p>
                <draw:g>
                  <svg:desc>'# rounds'.E6:'# rounds'.E14</svg:desc>
                </draw:g>
              </table:table-cell>
              <table:table-cell office:value-type="float" office:value="3352">
                <text:p>3352</text:p>
                <draw:g>
                  <svg:desc>'# rounds'.F6:'# rounds'.F14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28">
                <text:p>9028</text:p>
              </table:table-cell>
              <table:table-cell office:value-type="float" office:value="9120">
                <text:p>9120</text:p>
              </table:table-cell>
              <table:table-cell office:value-type="float" office:value="9225">
                <text:p>9225</text:p>
              </table:table-cell>
              <table:table-cell office:value-type="float" office:value="8996">
                <text:p>8996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61">
                <text:p>15061</text:p>
              </table:table-cell>
              <table:table-cell office:value-type="float" office:value="15357">
                <text:p>15357</text:p>
              </table:table-cell>
              <table:table-cell office:value-type="float" office:value="15200">
                <text:p>15200</text:p>
              </table:table-cell>
              <table:table-cell office:value-type="float" office:value="15359">
                <text:p>15359</text:p>
              </table:table-cell>
              <table:table-cell office:value-type="float" office:value="15226">
                <text:p>152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433">
                <text:p>19433</text:p>
              </table:table-cell>
              <table:table-cell office:value-type="float" office:value="19240">
                <text:p>19240</text:p>
              </table:table-cell>
              <table:table-cell office:value-type="float" office:value="19187">
                <text:p>19187</text:p>
              </table:table-cell>
              <table:table-cell office:value-type="float" office:value="19112">
                <text:p>19112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9374">
                <text:p>19374</text:p>
              </table:table-cell>
              <table:table-cell office:value-type="float" office:value="19239">
                <text:p>19239</text:p>
              </table:table-cell>
              <table:table-cell office:value-type="float" office:value="19203">
                <text:p>19203</text:p>
              </table:table-cell>
              <table:table-cell office:value-type="float" office:value="19156">
                <text:p>19156</text:p>
              </table:table-cell>
              <table:table-cell office:value-type="float" office:value="19353">
                <text:p>193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905">
                <text:p>15905</text:p>
              </table:table-cell>
              <table:table-cell office:value-type="float" office:value="15740">
                <text:p>15740</text:p>
              </table:table-cell>
              <table:table-cell office:value-type="float" office:value="15611">
                <text:p>15611</text:p>
              </table:table-cell>
              <table:table-cell office:value-type="float" office:value="15819">
                <text:p>15819</text:p>
              </table:table-cell>
              <table:table-cell office:value-type="float" office:value="16016">
                <text:p>160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338">
                <text:p>10338</text:p>
              </table:table-cell>
              <table:table-cell office:value-type="float" office:value="10426">
                <text:p>10426</text:p>
              </table:table-cell>
              <table:table-cell office:value-type="float" office:value="10734">
                <text:p>10734</text:p>
              </table:table-cell>
              <table:table-cell office:value-type="float" office:value="10708">
                <text:p>10708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380">
                <text:p>5380</text:p>
              </table:table-cell>
              <table:table-cell office:value-type="float" office:value="5194">
                <text:p>5194</text:p>
              </table:table-cell>
              <table:table-cell office:value-type="float" office:value="5221">
                <text:p>5221</text:p>
              </table:table-cell>
              <table:table-cell office:value-type="float" office:value="5260">
                <text:p>526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76">
                <text:p>2176</text:p>
              </table:table-cell>
              <table:table-cell office:value-type="float" office:value="2276">
                <text:p>2276</text:p>
              </table:table-cell>
              <table:table-cell office:value-type="float" office:value="2221">
                <text:p>2221</text:p>
              </table:table-cell>
              <table:table-cell office:value-type="float" office:value="2234">
                <text:p>2234</text:p>
              </table:table-cell>
              <table:table-cell office:value-type="float" office:value="2314">
                <text:p>23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column-mapping="0 1 2 3" chart:style-name="ch1">
        <chart:title svg:x="6.448cm" svg:y="0.315cm" chart:style-name="ch2">
          <text:p>1 AI + 2 Stupid</text:p>
        </chart:title>
        <chart:subtitle svg:x="7.176cm" svg:y="1.273cm" chart:style-name="ch3">
          <text:p># rounds</text:p>
        </chart:subtitle>
        <chart:legend chart:legend-position="end" svg:x="14.61cm" svg:y="3.204cm" style:legend-expansion="high" chart:style-name="ch4"/>
        <chart:plot-area chart:style-name="ch5" table:cell-range-address="'# rounds'.A6:'# rounds'.A17 '# rounds'.G5:'# rounds'.K17" chart:data-source-has-labels="both" svg:x="1.331cm" svg:y="2.314cm" svg:width="12.639cm" svg:height="5.524cm">
          <chartooo:coordinate-region svg:x="2.508cm" svg:y="2.513cm" svg:width="11.462cm" svg:height="4.678cm"/>
          <chart:axis chart:dimension="x" chart:name="primary-x" chart:style-name="ch6" chartooo:axis-type="auto">
            <chartooo:date-scale/>
            <chart:title svg:x="6.958cm" svg:y="8.017cm" chart:style-name="ch7">
              <text:p># rounds</text:p>
            </chart:title>
            <chart:categories table:cell-range-address="'# rounds'.A6:'# rounds'.A17"/>
          </chart:axis>
          <chart:axis chart:dimension="y" chart:name="primary-y" chart:style-name="ch8">
            <chart:title svg:x="0.451cm" svg:y="5.689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G6:'# rounds'.G17" chart:label-cell-address="'# rounds'.G5:'# rounds'.G5" chart:class="chart:bar">
            <chart:data-point chart:repeated="12"/>
          </chart:series>
          <chart:series chart:style-name="ch12" chart:values-cell-range-address="'# rounds'.H6:'# rounds'.H17" chart:label-cell-address="'# rounds'.H5:'# rounds'.H5" chart:class="chart:bar">
            <chart:data-point chart:repeated="12"/>
          </chart:series>
          <chart:series chart:style-name="ch13" chart:values-cell-range-address="'# rounds'.I6:'# rounds'.I17" chart:label-cell-address="'# rounds'.I5:'# rounds'.I5" chart:class="chart:bar">
            <chart:data-point chart:repeated="12"/>
          </chart:series>
          <chart:series chart:style-name="ch14" chart:values-cell-range-address="'# rounds'.J6:'# rounds'.J17" chart:label-cell-address="'# rounds'.J5:'# rounds'.J5" chart:class="chart:bar">
            <chart:data-point chart:repeated="12"/>
          </chart:series>
          <chart:series chart:style-name="ch15" chart:values-cell-range-address="'# rounds'.K6:'# rounds'.K17" chart:label-cell-address="'# rounds'.K5:'# rounds'.K5" chart:class="chart:bar">
            <chart:data-point chart:repeated="1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G5:'# rounds'.G5</svg:desc>
                </draw:g>
              </table:table-cell>
              <table:table-cell office:value-type="string">
                <text:p>AI-1</text:p>
                <draw:g>
                  <svg:desc>'# rounds'.H5:'# rounds'.H5</svg:desc>
                </draw:g>
              </table:table-cell>
              <table:table-cell office:value-type="string">
                <text:p>AI-3</text:p>
                <draw:g>
                  <svg:desc>'# rounds'.I5:'# rounds'.I5</svg:desc>
                </draw:g>
              </table:table-cell>
              <table:table-cell office:value-type="string">
                <text:p>AI-5</text:p>
                <draw:g>
                  <svg:desc>'# rounds'.J5:'# rounds'.J5</svg:desc>
                </draw:g>
              </table:table-cell>
              <table:table-cell office:value-type="string">
                <text:p>AI-7</text:p>
                <draw:g>
                  <svg:desc>'# rounds'.K5:'# rounds'.K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7</svg:desc>
                </draw:g>
              </table:table-cell>
              <table:table-cell office:value-type="float" office:value="2039">
                <text:p>2039</text:p>
                <draw:g>
                  <svg:desc>'# rounds'.G6:'# rounds'.G17</svg:desc>
                </draw:g>
              </table:table-cell>
              <table:table-cell office:value-type="float" office:value="2126">
                <text:p>2126</text:p>
                <draw:g>
                  <svg:desc>'# rounds'.H6:'# rounds'.H17</svg:desc>
                </draw:g>
              </table:table-cell>
              <table:table-cell office:value-type="float" office:value="2752">
                <text:p>2752</text:p>
                <draw:g>
                  <svg:desc>'# rounds'.I6:'# rounds'.I17</svg:desc>
                </draw:g>
              </table:table-cell>
              <table:table-cell office:value-type="float" office:value="2222">
                <text:p>2222</text:p>
                <draw:g>
                  <svg:desc>'# rounds'.J6:'# rounds'.J17</svg:desc>
                </draw:g>
              </table:table-cell>
              <table:table-cell office:value-type="float" office:value="2804">
                <text:p>2804</text:p>
                <draw:g>
                  <svg:desc>'# rounds'.K6:'# rounds'.K17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790">
                <text:p>4790</text:p>
              </table:table-cell>
              <table:table-cell office:value-type="float" office:value="4996">
                <text:p>4996</text:p>
              </table:table-cell>
              <table:table-cell office:value-type="float" office:value="7695">
                <text:p>7695</text:p>
              </table:table-cell>
              <table:table-cell office:value-type="float" office:value="6546">
                <text:p>654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067">
                <text:p>9067</text:p>
              </table:table-cell>
              <table:table-cell office:value-type="float" office:value="8811">
                <text:p>8811</text:p>
              </table:table-cell>
              <table:table-cell office:value-type="float" office:value="13991">
                <text:p>13991</text:p>
              </table:table-cell>
              <table:table-cell office:value-type="float" office:value="9367">
                <text:p>9367</text:p>
              </table:table-cell>
              <table:table-cell office:value-type="float" office:value="15521">
                <text:p>155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186">
                <text:p>6186</text:p>
              </table:table-cell>
              <table:table-cell office:value-type="float" office:value="6192">
                <text:p>6192</text:p>
              </table:table-cell>
              <table:table-cell office:value-type="float" office:value="21203">
                <text:p>21203</text:p>
              </table:table-cell>
              <table:table-cell office:value-type="float" office:value="19238">
                <text:p>19238</text:p>
              </table:table-cell>
              <table:table-cell office:value-type="float" office:value="21818">
                <text:p>218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486">
                <text:p>13486</text:p>
              </table:table-cell>
              <table:table-cell office:value-type="float" office:value="13341">
                <text:p>13341</text:p>
              </table:table-cell>
              <table:table-cell office:value-type="float" office:value="18119">
                <text:p>18119</text:p>
              </table:table-cell>
              <table:table-cell office:value-type="float" office:value="25719">
                <text:p>25719</text:p>
              </table:table-cell>
              <table:table-cell office:value-type="float" office:value="23650">
                <text:p>2365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7752">
                <text:p>17752</text:p>
              </table:table-cell>
              <table:table-cell office:value-type="float" office:value="17973">
                <text:p>17973</text:p>
              </table:table-cell>
              <table:table-cell office:value-type="float" office:value="15282">
                <text:p>15282</text:p>
              </table:table-cell>
              <table:table-cell office:value-type="float" office:value="21654">
                <text:p>21654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679">
                <text:p>16679</text:p>
              </table:table-cell>
              <table:table-cell office:value-type="float" office:value="16853">
                <text:p>16853</text:p>
              </table:table-cell>
              <table:table-cell office:value-type="float" office:value="10294">
                <text:p>10294</text:p>
              </table:table-cell>
              <table:table-cell office:value-type="float" office:value="11411">
                <text:p>11411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572">
                <text:p>12572</text:p>
              </table:table-cell>
              <table:table-cell office:value-type="float" office:value="12635">
                <text:p>12635</text:p>
              </table:table-cell>
              <table:table-cell office:value-type="float" office:value="6237">
                <text:p>6237</text:p>
              </table:table-cell>
              <table:table-cell office:value-type="float" office:value="3472">
                <text:p>3472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46">
                <text:p>8846</text:p>
              </table:table-cell>
              <table:table-cell office:value-type="float" office:value="9210">
                <text:p>9210</text:p>
              </table:table-cell>
              <table:table-cell office:value-type="float" office:value="2993">
                <text:p>2993</text:p>
              </table:table-cell>
              <table:table-cell office:value-type="float" office:value="362">
                <text:p>3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734">
                <text:p>4734</text:p>
              </table:table-cell>
              <table:table-cell office:value-type="float" office:value="5027">
                <text:p>5027</text:p>
              </table:table-cell>
              <table:table-cell office:value-type="float" office:value="1076">
                <text:p>107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17">
                <text:p>2617</text:p>
              </table:table-cell>
              <table:table-cell office:value-type="float" office:value="2556">
                <text:p>2556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32">
                <text:p>1232</text:p>
              </table:table-cell>
              <table:table-cell office:value-type="float" office:value="280">
                <text:p>28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column-mapping="0 1 2 3" chart:style-name="ch1">
        <chart:title svg:x="6.448cm" svg:y="0.315cm" chart:style-name="ch2">
          <text:p>1 AI + 3 Stupid</text:p>
        </chart:title>
        <chart:subtitle svg:x="7.176cm" svg:y="1.273cm" chart:style-name="ch3">
          <text:p># rounds</text:p>
        </chart:subtitle>
        <chart:legend chart:legend-position="end" svg:x="14.611cm" svg:y="3.204cm" style:legend-expansion="high" chart:style-name="ch4"/>
        <chart:plot-area chart:style-name="ch5" table:cell-range-address="'# rounds'.A6:'# rounds'.A18 '# rounds'.L5:'# rounds'.P18" chart:data-source-has-labels="both" svg:x="1.331cm" svg:y="2.287cm" svg:width="12.639cm" svg:height="5.524cm">
          <chartooo:coordinate-region svg:x="2.508cm" svg:y="2.486cm" svg:width="11.462cm" svg:height="4.678cm"/>
          <chart:axis chart:dimension="x" chart:name="primary-x" chart:style-name="ch6" chartooo:axis-type="auto">
            <chartooo:date-scale/>
            <chart:title svg:x="6.958cm" svg:y="7.99cm" chart:style-name="ch7">
              <text:p># rounds</text:p>
            </chart:title>
            <chart:categories table:cell-range-address="'# rounds'.A6:'# rounds'.A18"/>
          </chart:axis>
          <chart:axis chart:dimension="y" chart:name="primary-y" chart:style-name="ch8">
            <chart:title svg:x="0.451cm" svg:y="5.662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L6:'# rounds'.L18" chart:label-cell-address="'# rounds'.L5:'# rounds'.L5" chart:class="chart:bar">
            <chart:data-point chart:repeated="13"/>
          </chart:series>
          <chart:series chart:style-name="ch12" chart:values-cell-range-address="'# rounds'.M6:'# rounds'.M18" chart:label-cell-address="'# rounds'.M5:'# rounds'.M5" chart:class="chart:bar">
            <chart:data-point chart:repeated="13"/>
          </chart:series>
          <chart:series chart:style-name="ch13" chart:values-cell-range-address="'# rounds'.N6:'# rounds'.N18" chart:label-cell-address="'# rounds'.N5:'# rounds'.N5" chart:class="chart:bar">
            <chart:data-point chart:repeated="13"/>
          </chart:series>
          <chart:series chart:style-name="ch14" chart:values-cell-range-address="'# rounds'.O6:'# rounds'.O18" chart:label-cell-address="'# rounds'.O5:'# rounds'.O5" chart:class="chart:bar">
            <chart:data-point chart:repeated="13"/>
          </chart:series>
          <chart:series chart:style-name="ch15" chart:values-cell-range-address="'# rounds'.P6:'# rounds'.P18" chart:label-cell-address="'# rounds'.P5:'# rounds'.P5" chart:class="chart:bar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L5:'# rounds'.L5</svg:desc>
                </draw:g>
              </table:table-cell>
              <table:table-cell office:value-type="string">
                <text:p>AI-1</text:p>
                <draw:g>
                  <svg:desc>'# rounds'.M5:'# rounds'.M5</svg:desc>
                </draw:g>
              </table:table-cell>
              <table:table-cell office:value-type="string">
                <text:p>AI-3</text:p>
                <draw:g>
                  <svg:desc>'# rounds'.N5:'# rounds'.N5</svg:desc>
                </draw:g>
              </table:table-cell>
              <table:table-cell office:value-type="string">
                <text:p>AI-5</text:p>
                <draw:g>
                  <svg:desc>'# rounds'.O5:'# rounds'.O5</svg:desc>
                </draw:g>
              </table:table-cell>
              <table:table-cell office:value-type="string">
                <text:p>AI-7</text:p>
                <draw:g>
                  <svg:desc>'# rounds'.P5:'# rounds'.P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8</svg:desc>
                </draw:g>
              </table:table-cell>
              <table:table-cell office:value-type="float" office:value="1771">
                <text:p>1771</text:p>
                <draw:g>
                  <svg:desc>'# rounds'.L6:'# rounds'.L18</svg:desc>
                </draw:g>
              </table:table-cell>
              <table:table-cell office:value-type="float" office:value="1819">
                <text:p>1819</text:p>
                <draw:g>
                  <svg:desc>'# rounds'.M6:'# rounds'.M18</svg:desc>
                </draw:g>
              </table:table-cell>
              <table:table-cell office:value-type="float" office:value="2419">
                <text:p>2419</text:p>
                <draw:g>
                  <svg:desc>'# rounds'.N6:'# rounds'.N18</svg:desc>
                </draw:g>
              </table:table-cell>
              <table:table-cell office:value-type="float" office:value="1798">
                <text:p>1798</text:p>
                <draw:g>
                  <svg:desc>'# rounds'.O6:'# rounds'.O18</svg:desc>
                </draw:g>
              </table:table-cell>
              <table:table-cell office:value-type="float" office:value="3216">
                <text:p>3216</text:p>
                <draw:g>
                  <svg:desc>'# rounds'.P6:'# rounds'.P1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32">
                <text:p>3832</text:p>
              </table:table-cell>
              <table:table-cell office:value-type="float" office:value="3770">
                <text:p>3770</text:p>
              </table:table-cell>
              <table:table-cell office:value-type="float" office:value="6349">
                <text:p>6349</text:p>
              </table:table-cell>
              <table:table-cell office:value-type="float" office:value="7585">
                <text:p>7585</text:p>
              </table:table-cell>
              <table:table-cell office:value-type="float" office:value="14483">
                <text:p>1448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968">
                <text:p>6968</text:p>
              </table:table-cell>
              <table:table-cell office:value-type="float" office:value="6979">
                <text:p>6979</text:p>
              </table:table-cell>
              <table:table-cell office:value-type="float" office:value="12488">
                <text:p>12488</text:p>
              </table:table-cell>
              <table:table-cell office:value-type="float" office:value="10879">
                <text:p>10879</text:p>
              </table:table-cell>
              <table:table-cell office:value-type="float" office:value="28751">
                <text:p>2875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157">
                <text:p>10157</text:p>
              </table:table-cell>
              <table:table-cell office:value-type="float" office:value="9978">
                <text:p>9978</text:p>
              </table:table-cell>
              <table:table-cell office:value-type="float" office:value="18785">
                <text:p>18785</text:p>
              </table:table-cell>
              <table:table-cell office:value-type="float" office:value="23640">
                <text:p>23640</text:p>
              </table:table-cell>
              <table:table-cell office:value-type="float" office:value="29483">
                <text:p>2948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138">
                <text:p>11138</text:p>
              </table:table-cell>
              <table:table-cell office:value-type="float" office:value="11047">
                <text:p>11047</text:p>
              </table:table-cell>
              <table:table-cell office:value-type="float" office:value="22202">
                <text:p>22202</text:p>
              </table:table-cell>
              <table:table-cell office:value-type="float" office:value="29494">
                <text:p>29494</text:p>
              </table:table-cell>
              <table:table-cell office:value-type="float" office:value="18436">
                <text:p>184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45">
                <text:p>9745</text:p>
              </table:table-cell>
              <table:table-cell office:value-type="float" office:value="9708">
                <text:p>9708</text:p>
              </table:table-cell>
              <table:table-cell office:value-type="float" office:value="18086">
                <text:p>18086</text:p>
              </table:table-cell>
              <table:table-cell office:value-type="float" office:value="19923">
                <text:p>19923</text:p>
              </table:table-cell>
              <table:table-cell office:value-type="float" office:value="5207">
                <text:p>52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341">
                <text:p>14341</text:p>
              </table:table-cell>
              <table:table-cell office:value-type="float" office:value="14435">
                <text:p>14435</text:p>
              </table:table-cell>
              <table:table-cell office:value-type="float" office:value="11379">
                <text:p>11379</text:p>
              </table:table-cell>
              <table:table-cell office:value-type="float" office:value="6153">
                <text:p>615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228">
                <text:p>14228</text:p>
              </table:table-cell>
              <table:table-cell office:value-type="float" office:value="14692">
                <text:p>14692</text:p>
              </table:table-cell>
              <table:table-cell office:value-type="float" office:value="5496">
                <text:p>5496</text:p>
              </table:table-cell>
              <table:table-cell office:value-type="float" office:value="519">
                <text:p>5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559">
                <text:p>11559</text:p>
              </table:table-cell>
              <table:table-cell office:value-type="float" office:value="11771">
                <text:p>11771</text:p>
              </table:table-cell>
              <table:table-cell office:value-type="float" office:value="2098">
                <text:p>209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583">
                <text:p>7583</text:p>
              </table:table-cell>
              <table:table-cell office:value-type="float" office:value="8478">
                <text:p>8478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519">
                <text:p>4519</text:p>
              </table:table-cell>
              <table:table-cell office:value-type="float" office:value="4952">
                <text:p>495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676">
                <text:p>2676</text:p>
              </table:table-cell>
              <table:table-cell office:value-type="float" office:value="2073">
                <text:p>207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3">
                <text:p>1483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bar" chart:column-mapping="0 1 2 3" chart:style-name="ch1">
        <chart:title svg:x="6.448cm" svg:y="0.315cm" chart:style-name="ch2">
          <text:p>1 AI + 4 Stupid</text:p>
        </chart:title>
        <chart:legend chart:legend-position="end" svg:x="14.61cm" svg:y="3.204cm" style:legend-expansion="high" chart:style-name="ch3"/>
        <chart:plot-area chart:style-name="ch4" table:cell-range-address="'# rounds'.A6:'# rounds'.A19 '# rounds'.Q5:'# rounds'.U19" chart:data-source-has-labels="both" svg:x="1.331cm" svg:y="1.631cm" svg:width="12.639cm" svg:height="6.207cm">
          <chartooo:coordinate-region svg:x="2.508cm" svg:y="1.83cm" svg:width="11.462cm" svg:height="5.361cm"/>
          <chart:axis chart:dimension="x" chart:name="primary-x" chart:style-name="ch5" chartooo:axis-type="auto">
            <chartooo:date-scale/>
            <chart:title svg:x="6.958cm" svg:y="8.017cm" chart:style-name="ch6">
              <text:p># rounds</text:p>
            </chart:title>
            <chart:categories table:cell-range-address="'# rounds'.A6:'# rounds'.A19"/>
          </chart:axis>
          <chart:axis chart:dimension="y" chart:name="primary-y" chart:style-name="ch7">
            <chart:title svg:x="0.451cm" svg:y="5.347cm" chart:style-name="ch8">
              <text:p># cases</text:p>
            </chart:title>
            <chart:grid chart:style-name="ch9" chart:class="major"/>
          </chart:axis>
          <chart:series chart:style-name="ch10" chart:values-cell-range-address="'# rounds'.Q6:'# rounds'.Q19" chart:label-cell-address="'# rounds'.Q5:'# rounds'.Q5" chart:class="chart:bar">
            <chart:data-point chart:repeated="14"/>
          </chart:series>
          <chart:series chart:style-name="ch11" chart:values-cell-range-address="'# rounds'.R6:'# rounds'.R19" chart:label-cell-address="'# rounds'.R5:'# rounds'.R5" chart:class="chart:bar">
            <chart:data-point chart:repeated="14"/>
          </chart:series>
          <chart:series chart:style-name="ch12" chart:values-cell-range-address="'# rounds'.S6:'# rounds'.S19" chart:label-cell-address="'# rounds'.S5:'# rounds'.S5" chart:class="chart:bar">
            <chart:data-point chart:repeated="14"/>
          </chart:series>
          <chart:series chart:style-name="ch13" chart:values-cell-range-address="'# rounds'.T6:'# rounds'.T19" chart:label-cell-address="'# rounds'.T5:'# rounds'.T5" chart:class="chart:bar">
            <chart:data-point chart:repeated="14"/>
          </chart:series>
          <chart:series chart:style-name="ch14" chart:values-cell-range-address="'# rounds'.U6:'# rounds'.U19" chart:label-cell-address="'# rounds'.U5:'# rounds'.U5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Q5:'# rounds'.Q5</svg:desc>
                </draw:g>
              </table:table-cell>
              <table:table-cell office:value-type="string">
                <text:p>AI-1</text:p>
                <draw:g>
                  <svg:desc>'# rounds'.R5:'# rounds'.R5</svg:desc>
                </draw:g>
              </table:table-cell>
              <table:table-cell office:value-type="string">
                <text:p>AI-3</text:p>
                <draw:g>
                  <svg:desc>'# rounds'.S5:'# rounds'.S5</svg:desc>
                </draw:g>
              </table:table-cell>
              <table:table-cell office:value-type="string">
                <text:p>AI-5</text:p>
                <draw:g>
                  <svg:desc>'# rounds'.T5:'# rounds'.T5</svg:desc>
                </draw:g>
              </table:table-cell>
              <table:table-cell office:value-type="string">
                <text:p>AI-7</text:p>
                <draw:g>
                  <svg:desc>'# rounds'.U5:'# rounds'.U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19</svg:desc>
                </draw:g>
              </table:table-cell>
              <table:table-cell office:value-type="float" office:value="1578">
                <text:p>1578</text:p>
                <draw:g>
                  <svg:desc>'# rounds'.Q6:'# rounds'.Q19</svg:desc>
                </draw:g>
              </table:table-cell>
              <table:table-cell office:value-type="float" office:value="1550">
                <text:p>1550</text:p>
                <draw:g>
                  <svg:desc>'# rounds'.R6:'# rounds'.R19</svg:desc>
                </draw:g>
              </table:table-cell>
              <table:table-cell office:value-type="float" office:value="2292">
                <text:p>2292</text:p>
                <draw:g>
                  <svg:desc>'# rounds'.S6:'# rounds'.S19</svg:desc>
                </draw:g>
              </table:table-cell>
              <table:table-cell office:value-type="float" office:value="1619">
                <text:p>1619</text:p>
                <draw:g>
                  <svg:desc>'# rounds'.T6:'# rounds'.T19</svg:desc>
                </draw:g>
              </table:table-cell>
              <table:table-cell office:value-type="float" office:value="3379">
                <text:p>3379</text:p>
                <draw:g>
                  <svg:desc>'# rounds'.U6:'# rounds'.U19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19">
                <text:p>3119</text:p>
              </table:table-cell>
              <table:table-cell office:value-type="float" office:value="3130">
                <text:p>3130</text:p>
              </table:table-cell>
              <table:table-cell office:value-type="float" office:value="5447">
                <text:p>5447</text:p>
              </table:table-cell>
              <table:table-cell office:value-type="float" office:value="9467">
                <text:p>9467</text:p>
              </table:table-cell>
              <table:table-cell office:value-type="float" office:value="17223">
                <text:p>172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900">
                <text:p>5900</text:p>
              </table:table-cell>
              <table:table-cell office:value-type="float" office:value="5948">
                <text:p>5948</text:p>
              </table:table-cell>
              <table:table-cell office:value-type="float" office:value="11064">
                <text:p>11064</text:p>
              </table:table-cell>
              <table:table-cell office:value-type="float" office:value="13569">
                <text:p>13569</text:p>
              </table:table-cell>
              <table:table-cell office:value-type="float" office:value="32337">
                <text:p>323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8805">
                <text:p>8805</text:p>
              </table:table-cell>
              <table:table-cell office:value-type="float" office:value="8919">
                <text:p>8919</text:p>
              </table:table-cell>
              <table:table-cell office:value-type="float" office:value="17373">
                <text:p>17373</text:p>
              </table:table-cell>
              <table:table-cell office:value-type="float" office:value="29050">
                <text:p>29050</text:p>
              </table:table-cell>
              <table:table-cell office:value-type="float" office:value="30230">
                <text:p>302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904">
                <text:p>10904</text:p>
              </table:table-cell>
              <table:table-cell office:value-type="float" office:value="10851">
                <text:p>10851</text:p>
              </table:table-cell>
              <table:table-cell office:value-type="float" office:value="20319">
                <text:p>20319</text:p>
              </table:table-cell>
              <table:table-cell office:value-type="float" office:value="30411">
                <text:p>30411</text:p>
              </table:table-cell>
              <table:table-cell office:value-type="float" office:value="14797">
                <text:p>1479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005">
                <text:p>12005</text:p>
              </table:table-cell>
              <table:table-cell office:value-type="float" office:value="11846">
                <text:p>11846</text:p>
              </table:table-cell>
              <table:table-cell office:value-type="float" office:value="20269">
                <text:p>20269</text:p>
              </table:table-cell>
              <table:table-cell office:value-type="float" office:value="13931">
                <text:p>13931</text:p>
              </table:table-cell>
              <table:table-cell office:value-type="float" office:value="1992">
                <text:p>19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853">
                <text:p>9853</text:p>
              </table:table-cell>
              <table:table-cell office:value-type="float" office:value="9743">
                <text:p>9743</text:p>
              </table:table-cell>
              <table:table-cell office:value-type="float" office:value="14016">
                <text:p>14016</text:p>
              </table:table-cell>
              <table:table-cell office:value-type="float" office:value="1899">
                <text:p>189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961">
                <text:p>12961</text:p>
              </table:table-cell>
              <table:table-cell office:value-type="float" office:value="13300">
                <text:p>13300</text:p>
              </table:table-cell>
              <table:table-cell office:value-type="float" office:value="6599">
                <text:p>659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127">
                <text:p>12127</text:p>
              </table:table-cell>
              <table:table-cell office:value-type="float" office:value="12854">
                <text:p>12854</text:p>
              </table:table-cell>
              <table:table-cell office:value-type="float" office:value="2142">
                <text:p>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119">
                <text:p>9119</text:p>
              </table:table-cell>
              <table:table-cell office:value-type="float" office:value="10189">
                <text:p>10189</text:p>
              </table:table-cell>
              <table:table-cell office:value-type="float" office:value="419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48">
                <text:p>6448</text:p>
              </table:table-cell>
              <table:table-cell office:value-type="float" office:value="7277">
                <text:p>7277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890">
                <text:p>3890</text:p>
              </table:table-cell>
              <table:table-cell office:value-type="float" office:value="3746">
                <text:p>3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26">
                <text:p>2126</text:p>
              </table:table-cell>
              <table:table-cell office:value-type="float" office:value="632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65">
                <text:p>116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98cm" xlink:href=".." xlink:type="simple" chart:class="chart:bar" chart:column-mapping="0 1 2 3" chart:style-name="ch1">
        <chart:title svg:x="6.448cm" svg:y="0.315cm" chart:style-name="ch2">
          <text:p>1 AI + 5 Stupid</text:p>
        </chart:title>
        <chart:subtitle svg:x="7.176cm" svg:y="1.273cm" chart:style-name="ch3">
          <text:p># rounds</text:p>
        </chart:subtitle>
        <chart:legend chart:legend-position="end" svg:x="14.611cm" svg:y="3.204cm" style:legend-expansion="high" chart:style-name="ch4"/>
        <chart:plot-area chart:style-name="ch5" table:cell-range-address="'# rounds'.A6:'# rounds'.A20 '# rounds'.V5:'# rounds'.Z20" chart:data-source-has-labels="both" svg:x="1.331cm" svg:y="2.314cm" svg:width="12.64cm" svg:height="5.524cm">
          <chartooo:coordinate-region svg:x="2.508cm" svg:y="2.513cm" svg:width="11.463cm" svg:height="4.678cm"/>
          <chart:axis chart:dimension="x" chart:name="primary-x" chart:style-name="ch6" chartooo:axis-type="auto">
            <chartooo:date-scale/>
            <chart:title svg:x="6.959cm" svg:y="8.017cm" chart:style-name="ch7">
              <text:p># rounds</text:p>
            </chart:title>
            <chart:categories table:cell-range-address="'# rounds'.A6:'# rounds'.A20"/>
          </chart:axis>
          <chart:axis chart:dimension="y" chart:name="primary-y" chart:style-name="ch8">
            <chart:title svg:x="0.451cm" svg:y="5.689cm" chart:style-name="ch9">
              <text:p># cases</text:p>
            </chart:title>
            <chart:grid chart:style-name="ch10" chart:class="major"/>
          </chart:axis>
          <chart:series chart:style-name="ch11" chart:values-cell-range-address="'# rounds'.V6:'# rounds'.V20" chart:label-cell-address="'# rounds'.V5:'# rounds'.V5" chart:class="chart:bar">
            <chart:data-point chart:repeated="15"/>
          </chart:series>
          <chart:series chart:style-name="ch12" chart:values-cell-range-address="'# rounds'.W6:'# rounds'.W20" chart:label-cell-address="'# rounds'.W5:'# rounds'.W5" chart:class="chart:bar">
            <chart:data-point chart:repeated="15"/>
          </chart:series>
          <chart:series chart:style-name="ch13" chart:values-cell-range-address="'# rounds'.X6:'# rounds'.X20" chart:label-cell-address="'# rounds'.X5:'# rounds'.X5" chart:class="chart:bar">
            <chart:data-point chart:repeated="15"/>
          </chart:series>
          <chart:series chart:style-name="ch14" chart:values-cell-range-address="'# rounds'.Y6:'# rounds'.Y20" chart:label-cell-address="'# rounds'.Y5:'# rounds'.Y5" chart:class="chart:bar">
            <chart:data-point chart:repeated="15"/>
          </chart:series>
          <chart:series chart:style-name="ch15" chart:values-cell-range-address="'# rounds'.Z6:'# rounds'.Z20" chart:label-cell-address="'# rounds'.Z5:'# rounds'.Z5" chart:class="chart:ba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I-0</text:p>
                <draw:g>
                  <svg:desc>'# rounds'.V5:'# rounds'.V5</svg:desc>
                </draw:g>
              </table:table-cell>
              <table:table-cell office:value-type="string">
                <text:p>AI-1</text:p>
                <draw:g>
                  <svg:desc>'# rounds'.W5:'# rounds'.W5</svg:desc>
                </draw:g>
              </table:table-cell>
              <table:table-cell office:value-type="string">
                <text:p>AI-3</text:p>
                <draw:g>
                  <svg:desc>'# rounds'.X5:'# rounds'.X5</svg:desc>
                </draw:g>
              </table:table-cell>
              <table:table-cell office:value-type="string">
                <text:p>AI-5</text:p>
                <draw:g>
                  <svg:desc>'# rounds'.Y5:'# rounds'.Y5</svg:desc>
                </draw:g>
              </table:table-cell>
              <table:table-cell office:value-type="string">
                <text:p>AI-7</text:p>
                <draw:g>
                  <svg:desc>'# rounds'.Z5:'# rounds'.Z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'# rounds'.A6:'# rounds'.A20</svg:desc>
                </draw:g>
              </table:table-cell>
              <table:table-cell office:value-type="float" office:value="1438">
                <text:p>1438</text:p>
                <draw:g>
                  <svg:desc>'# rounds'.V6:'# rounds'.V20</svg:desc>
                </draw:g>
              </table:table-cell>
              <table:table-cell office:value-type="float" office:value="1503">
                <text:p>1503</text:p>
                <draw:g>
                  <svg:desc>'# rounds'.W6:'# rounds'.W20</svg:desc>
                </draw:g>
              </table:table-cell>
              <table:table-cell office:value-type="float" office:value="2093">
                <text:p>2093</text:p>
                <draw:g>
                  <svg:desc>'# rounds'.X6:'# rounds'.X20</svg:desc>
                </draw:g>
              </table:table-cell>
              <table:table-cell office:value-type="float" office:value="1575">
                <text:p>1575</text:p>
                <draw:g>
                  <svg:desc>'# rounds'.Y6:'# rounds'.Y20</svg:desc>
                </draw:g>
              </table:table-cell>
              <table:table-cell office:value-type="float" office:value="3192">
                <text:p>3192</text:p>
                <draw:g>
                  <svg:desc>'# rounds'.Z6:'# rounds'.Z20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857">
                <text:p>2857</text:p>
              </table:table-cell>
              <table:table-cell office:value-type="float" office:value="2774">
                <text:p>2774</text:p>
              </table:table-cell>
              <table:table-cell office:value-type="float" office:value="4888">
                <text:p>4888</text:p>
              </table:table-cell>
              <table:table-cell office:value-type="float" office:value="11288">
                <text:p>11288</text:p>
              </table:table-cell>
              <table:table-cell office:value-type="float" office:value="22147">
                <text:p>221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108">
                <text:p>5108</text:p>
              </table:table-cell>
              <table:table-cell office:value-type="float" office:value="5178">
                <text:p>5178</text:p>
              </table:table-cell>
              <table:table-cell office:value-type="float" office:value="10025">
                <text:p>10025</text:p>
              </table:table-cell>
              <table:table-cell office:value-type="float" office:value="17133">
                <text:p>17133</text:p>
              </table:table-cell>
              <table:table-cell office:value-type="float" office:value="35997">
                <text:p>3599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7990">
                <text:p>7990</text:p>
              </table:table-cell>
              <table:table-cell office:value-type="float" office:value="7880">
                <text:p>7880</text:p>
              </table:table-cell>
              <table:table-cell office:value-type="float" office:value="16890">
                <text:p>16890</text:p>
              </table:table-cell>
              <table:table-cell office:value-type="float" office:value="33637">
                <text:p>33637</text:p>
              </table:table-cell>
              <table:table-cell office:value-type="float" office:value="28534">
                <text:p>2853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920">
                <text:p>9920</text:p>
              </table:table-cell>
              <table:table-cell office:value-type="float" office:value="10124">
                <text:p>10124</text:p>
              </table:table-cell>
              <table:table-cell office:value-type="float" office:value="20581">
                <text:p>20581</text:p>
              </table:table-cell>
              <table:table-cell office:value-type="float" office:value="27721">
                <text:p>27721</text:p>
              </table:table-cell>
              <table:table-cell office:value-type="float" office:value="9440">
                <text:p>944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154">
                <text:p>11154</text:p>
              </table:table-cell>
              <table:table-cell office:value-type="float" office:value="11189">
                <text:p>11189</text:p>
              </table:table-cell>
              <table:table-cell office:value-type="float" office:value="19496">
                <text:p>19496</text:p>
              </table:table-cell>
              <table:table-cell office:value-type="float" office:value="8178">
                <text:p>817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76">
                <text:p>10676</text:p>
              </table:table-cell>
              <table:table-cell office:value-type="float" office:value="10997">
                <text:p>10997</text:p>
              </table:table-cell>
              <table:table-cell office:value-type="float" office:value="15682">
                <text:p>15682</text:p>
              </table:table-cell>
              <table:table-cell office:value-type="float" office:value="463">
                <text:p>4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983">
                <text:p>9983</text:p>
              </table:table-cell>
              <table:table-cell office:value-type="float" office:value="9987">
                <text:p>9987</text:p>
              </table:table-cell>
              <table:table-cell office:value-type="float" office:value="7715">
                <text:p>771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03">
                <text:p>12903</text:p>
              </table:table-cell>
              <table:table-cell office:value-type="float" office:value="13339">
                <text:p>13339</text:p>
              </table:table-cell>
              <table:table-cell office:value-type="float" office:value="2239">
                <text:p>2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005">
                <text:p>10005</text:p>
              </table:table-cell>
              <table:table-cell office:value-type="float" office:value="11380">
                <text:p>11380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111">
                <text:p>7111</text:p>
              </table:table-cell>
              <table:table-cell office:value-type="float" office:value="8222">
                <text:p>822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648">
                <text:p>4648</text:p>
              </table:table-cell>
              <table:table-cell office:value-type="float" office:value="4987">
                <text:p>498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03">
                <text:p>3103</text:p>
              </table:table-cell>
              <table:table-cell office:value-type="float" office:value="2380">
                <text:p>2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874">
                <text:p>1874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30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